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3.0701in" table:align="left"/>
    </style:style>
    <style:style style:name="Table1.A" style:family="table-column">
      <style:table-column-properties style:column-width="1.4042in"/>
    </style:style>
    <style:style style:name="Table1.B" style:family="table-column">
      <style:table-column-properties style:column-width="0.6986in"/>
    </style:style>
    <style:style style:name="Table1.C" style:family="table-column">
      <style:table-column-properties style:column-width="0.9674in"/>
    </style:style>
    <style:style style:name="Table1.A1" style:family="table-cell">
      <style:table-cell-properties style:vertical-align="middle" fo:padding="0.0194in" fo:border="0.75pt solid #000000"/>
    </style:style>
    <style:style style:name="Table2" style:family="table">
      <style:table-properties style:width="4.925in" table:align="left"/>
    </style:style>
    <style:style style:name="Table2.A" style:family="table-column">
      <style:table-column-properties style:column-width="3.6271in"/>
    </style:style>
    <style:style style:name="Table2.B" style:family="table-column">
      <style:table-column-properties style:column-width="0.6083in"/>
    </style:style>
    <style:style style:name="Table2.C" style:family="table-column">
      <style:table-column-properties style:column-width="0.6896in"/>
    </style:style>
    <style:style style:name="Table2.A1" style:family="table-cell">
      <style:table-cell-properties style:vertical-align="middle" fo:padding="0.0194in" fo:border="0.75pt solid #000000"/>
    </style:style>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paragraph-properties fo:margin-left="0in" fo:margin-right="0in" fo:margin-top="0.0063in" fo:margin-bottom="0in" loext:contextual-spacing="false" fo:orphans="2" fo:widows="2" fo:text-indent="0in" style:auto-text-indent="false"/>
      <style:text-properties fo:font-variant="normal" fo:text-transform="none" fo:color="#000000" fo:letter-spacing="normal"/>
    </style:style>
    <style:style style:name="P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fo:letter-spacing="normal"/>
    </style:style>
    <style:style style:name="P7" style:family="paragraph" style:parent-style-name="Text_20_body">
      <style:paragraph-properties fo:margin-left="0in" fo:margin-right="0in" fo:margin-top="0.0008in" fo:margin-bottom="0in" loext:contextual-spacing="false" fo:orphans="2" fo:widows="2" fo:text-indent="0in" style:auto-text-indent="false"/>
      <style:text-properties fo:font-variant="normal" fo:text-transform="none" fo:color="#000000" fo:letter-spacing="normal"/>
    </style:style>
    <style:style style:name="P8" style:family="paragraph" style:parent-style-name="Text_20_body">
      <style:paragraph-properties fo:margin-left="0in" fo:margin-right="0in" fo:margin-top="0.0071in" fo:margin-bottom="0in" loext:contextual-spacing="false" fo:orphans="2" fo:widows="2" fo:text-indent="0in" style:auto-text-indent="false"/>
      <style:text-properties fo:font-variant="normal" fo:text-transform="none" fo:color="#000000" fo:letter-spacing="normal"/>
    </style:style>
    <style:style style:name="P9" style:family="paragraph" style:parent-style-name="Text_20_body">
      <style:paragraph-properties fo:margin-left="0in" fo:margin-right="0in" fo:margin-top="0.0075in" fo:margin-bottom="0in" loext:contextual-spacing="false" fo:orphans="2" fo:widows="2" fo:text-indent="0in" style:auto-text-indent="false"/>
      <style:text-properties fo:font-variant="normal" fo:text-transform="none" fo:color="#000000" fo:letter-spacing="normal"/>
    </style:style>
    <style:style style:name="P10" style:family="paragraph" style:parent-style-name="Text_20_body">
      <style:paragraph-properties fo:margin-left="0in" fo:margin-right="0in" fo:margin-top="0.0043in" fo:margin-bottom="0in" loext:contextual-spacing="false" fo:orphans="2" fo:widows="2" fo:text-indent="0in" style:auto-text-indent="false"/>
      <style:text-properties fo:font-variant="normal" fo:text-transform="none" fo:color="#000000" fo:letter-spacing="normal"/>
    </style:style>
    <style:style style:name="P11" style:family="paragraph" style:parent-style-name="Text_20_body">
      <style:paragraph-properties fo:margin-left="0.0535in" fo:margin-right="0.0228in" fo:margin-top="0.0244in" fo:margin-bottom="0in" loext:contextual-spacing="false" fo:text-align="center" style:justify-single-word="false" fo:orphans="2" fo:widows="2" fo:text-indent="0in" style:auto-text-indent="false"/>
      <style:text-properties fo:font-variant="normal" fo:text-transform="none" fo:color="#000000" style:font-name="Arial1" fo:font-size="13pt" fo:letter-spacing="normal" fo:font-style="normal" fo:font-weight="bold"/>
    </style:style>
    <style:style style:name="P12" style:family="paragraph" style:parent-style-name="Text_20_body">
      <style:paragraph-properties fo:margin-left="2.4744in" fo:margin-right="2.4429in" fo:margin-top="0.039in" fo:margin-bottom="0in" loext:contextual-spacing="false" style:line-height-at-least="0.1945in" fo:text-align="center" style:justify-single-word="false" fo:orphans="2" fo:widows="2" fo:text-indent="0in" style:auto-text-indent="false"/>
      <style:text-properties fo:font-variant="normal" fo:text-transform="none" fo:color="#000000" style:font-name="Times New Roman1" fo:font-size="11pt" fo:letter-spacing="normal" fo:font-style="normal" fo:font-weight="normal"/>
    </style:style>
    <style:style style:name="P13" style:family="paragraph" style:parent-style-name="Text_20_body">
      <style:paragraph-properties fo:margin-left="0.0563in" fo:margin-right="0.0228in" fo:margin-top="0.0819in" fo:margin-bottom="0in" loext:contextual-spacing="false" fo:text-align="center" style:justify-single-word="false" fo:orphans="2" fo:widows="2" fo:text-indent="0in" style:auto-text-indent="false"/>
      <style:text-properties fo:font-variant="normal" fo:text-transform="none" fo:color="#000000" style:font-name="Times New Roman1" fo:font-size="11pt" fo:letter-spacing="normal" fo:font-style="normal" fo:font-weight="normal"/>
    </style:style>
    <style:style style:name="P14" style:family="paragraph" style:parent-style-name="Text_20_body">
      <style:paragraph-properties fo:margin-left="0.1508in" fo:margin-right="0.1457in" fo:margin-top="0.0043in" fo:margin-bottom="0in" loext:contextual-spacing="false" style:line-height-at-least="0.2083in"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style>
    <style:style style:name="P15" style:family="paragraph" style:parent-style-name="Text_20_body">
      <style:paragraph-properties fo:margin-left="0.1508in" fo:margin-right="0.1457in" fo:margin-top="0.0335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16" style:family="paragraph" style:parent-style-name="Text_20_body">
      <style:paragraph-properties fo:margin-left="0.3256in" fo:margin-right="0in" fo:margin-top="0in" fo:margin-bottom="0in" loext:contextual-spacing="false" fo:text-align="justify" style:justify-single-word="false" fo:orphans="2" fo:widows="2" fo:text-indent="-0.1756in" style:auto-text-indent="false"/>
      <style:text-properties fo:font-variant="normal" fo:text-transform="none" fo:color="#000000" style:font-name="Times New Roman1" fo:font-size="14pt" fo:letter-spacing="normal" fo:font-style="normal" fo:font-weight="normal"/>
    </style:style>
    <style:style style:name="P17" style:family="paragraph" style:parent-style-name="Text_20_body">
      <style:paragraph-properties fo:margin-left="0.3256in" fo:margin-right="0in" fo:margin-top="0in" fo:margin-bottom="0in" loext:contextual-spacing="false" fo:orphans="2" fo:widows="2" fo:text-indent="-0.1756in" style:auto-text-indent="false"/>
      <style:text-properties fo:font-variant="normal" fo:text-transform="none" fo:color="#000000" style:font-name="Times New Roman1" fo:font-size="14pt" fo:letter-spacing="normal" fo:font-style="normal" fo:font-weight="normal"/>
    </style:style>
    <style:style style:name="P18" style:family="paragraph" style:parent-style-name="Text_20_body">
      <style:paragraph-properties fo:margin-left="0.3256in" fo:margin-right="0in" fo:margin-top="0.0008in" fo:margin-bottom="0in" loext:contextual-spacing="false" fo:text-align="justify" style:justify-single-word="false" fo:orphans="2" fo:widows="2" fo:text-indent="-0.1756in" style:auto-text-indent="false"/>
      <style:text-properties fo:font-variant="normal" fo:text-transform="none" fo:color="#000000" style:font-name="Times New Roman1" fo:font-size="14pt" fo:letter-spacing="normal" fo:font-style="normal" fo:font-weight="normal"/>
    </style:style>
    <style:style style:name="P19" style:family="paragraph" style:parent-style-name="Text_20_body">
      <style:paragraph-properties fo:margin-left="0.3256in" fo:margin-right="0in" fo:margin-top="0.0445in" fo:margin-bottom="0in" loext:contextual-spacing="false" fo:orphans="2" fo:widows="2" fo:text-indent="-0.1756in" style:auto-text-indent="false"/>
      <style:text-properties fo:font-variant="normal" fo:text-transform="none" fo:color="#000000" style:font-name="Times New Roman1" fo:font-size="14pt" fo:letter-spacing="normal" fo:font-style="normal" fo:font-weight="normal"/>
    </style:style>
    <style:style style:name="P20" style:family="paragraph" style:parent-style-name="Text_20_body">
      <style:paragraph-properties fo:margin-left="0.1508in" fo:margin-right="0.0508in" fo:margin-top="0.0402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21" style:family="paragraph" style:parent-style-name="Text_20_body">
      <style:paragraph-properties fo:margin-left="0.1508in" fo:margin-right="0.0508in" fo:margin-top="0.0402in" fo:margin-bottom="0in" loext:contextual-spacing="false" style:line-height-at-least="0.1945in" fo:orphans="2" fo:widows="2" fo:text-indent="0in" style:auto-text-indent="false"/>
      <style:text-properties fo:font-variant="normal" fo:text-transform="none" fo:color="#000000" style:font-name="Times New Roman1" fo:font-size="11pt" fo:letter-spacing="normal" fo:font-style="normal" fo:font-weight="normal"/>
    </style:style>
    <style:style style:name="P22" style:family="paragraph" style:parent-style-name="Text_20_body">
      <style:paragraph-properties fo:margin-left="0.1508in" fo:margin-right="0.0508in" fo:margin-top="0.0783in" fo:margin-bottom="0in" loext:contextual-spacing="false" style:line-height-at-least="0.1945in" fo:orphans="2" fo:widows="2" fo:text-indent="0in" style:auto-text-indent="false"/>
      <style:text-properties fo:font-variant="normal" fo:text-transform="none" fo:color="#000000" style:font-name="Times New Roman1" fo:font-size="11pt" fo:letter-spacing="normal" fo:font-style="normal" fo:font-weight="normal"/>
    </style:style>
    <style:style style:name="P23" style:family="paragraph" style:parent-style-name="Text_20_body">
      <style:paragraph-properties fo:margin-left="0.1508in" fo:margin-right="0.0508in" fo:margin-top="0.0398in" fo:margin-bottom="0in" loext:contextual-spacing="false" style:line-height-at-least="0.1945in" fo:orphans="2" fo:widows="2" fo:text-indent="0in" style:auto-text-indent="false"/>
      <style:text-properties fo:font-variant="normal" fo:text-transform="none" fo:color="#000000" style:font-name="Times New Roman1" fo:font-size="11pt" fo:letter-spacing="normal" fo:font-style="normal" fo:font-weight="normal"/>
    </style:style>
    <style:style style:name="P24" style:family="paragraph" style:parent-style-name="Text_20_body">
      <style:paragraph-properties fo:margin-left="0.1508in" fo:margin-right="0.0508in" fo:margin-top="0.0398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25" style:family="paragraph" style:parent-style-name="Text_20_body">
      <style:paragraph-properties fo:margin-left="0.1508in" fo:margin-right="0.0508in" fo:margin-top="0.0799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26" style:family="paragraph" style:parent-style-name="Text_20_body">
      <style:paragraph-properties fo:margin-left="0.1508in" fo:margin-right="0.0508in" fo:margin-top="0.0909in" fo:margin-bottom="0in" loext:contextual-spacing="false" style:line-height-at-least="0.1665in" fo:orphans="2" fo:widows="2" fo:text-indent="0in" style:auto-text-indent="false"/>
      <style:text-properties fo:font-variant="normal" fo:text-transform="none" fo:color="#000000" style:font-name="Times New Roman1" fo:font-size="9pt" fo:letter-spacing="normal" fo:font-style="normal" fo:font-weight="normal"/>
    </style:style>
    <style:style style:name="P27" style:family="paragraph" style:parent-style-name="Text_20_body">
      <style:paragraph-properties fo:margin-left="0.1508in" fo:margin-right="0.0508in" fo:margin-top="0.0791in" fo:margin-bottom="0in" loext:contextual-spacing="false" style:line-height-at-least="0.1807in" fo:orphans="2" fo:widows="2" fo:text-indent="0in" style:auto-text-indent="false"/>
      <style:text-properties fo:font-variant="normal" fo:text-transform="none" fo:color="#000000" style:font-name="Times New Roman1" fo:font-size="10pt" fo:letter-spacing="normal" fo:font-style="normal" fo:font-weight="normal"/>
    </style:style>
    <style:style style:name="P28" style:family="paragraph" style:parent-style-name="Text_20_body">
      <style:paragraph-properties fo:margin-left="0.1508in" fo:margin-right="0.0508in" fo:margin-top="0.0791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29" style:family="paragraph" style:parent-style-name="Text_20_body">
      <style:paragraph-properties fo:margin-left="0.1508in" fo:margin-right="0.0508in" fo:margin-top="0.1161in" fo:margin-bottom="0in" loext:contextual-spacing="false" style:line-height-at-least="0.1945in" fo:orphans="2" fo:widows="2" fo:text-indent="0in" style:auto-text-indent="false"/>
      <style:text-properties fo:font-variant="normal" fo:text-transform="none" fo:color="#000000" style:font-name="Times New Roman1" fo:font-size="11pt" fo:letter-spacing="normal" fo:font-style="normal" fo:font-weight="normal"/>
    </style:style>
    <style:style style:name="P30" style:family="paragraph" style:parent-style-name="Text_20_body">
      <style:paragraph-properties fo:margin-left="0.1508in" fo:margin-right="0.0508in" fo:margin-top="0.0807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31" style:family="paragraph" style:parent-style-name="Text_20_body">
      <style:paragraph-properties fo:margin-left="0.1508in" fo:margin-right="0.0508in" fo:margin-top="0.0929in" fo:margin-bottom="0in" loext:contextual-spacing="false" style:line-height-at-least="0.1665in" fo:orphans="2" fo:widows="2" fo:text-indent="0in" style:auto-text-indent="false"/>
      <style:text-properties fo:font-variant="normal" fo:text-transform="none" fo:color="#000000" style:font-name="Times New Roman1" fo:font-size="9pt" fo:letter-spacing="normal" fo:font-style="normal" fo:font-weight="normal"/>
    </style:style>
    <style:style style:name="P32" style:family="paragraph" style:parent-style-name="Text_20_body">
      <style:paragraph-properties fo:margin-left="0.1508in" fo:margin-right="0.0508in" fo:margin-top="0.0827in" fo:margin-bottom="0in" loext:contextual-spacing="false" style:line-height-at-least="0.1945in" fo:orphans="2" fo:widows="2" fo:text-indent="0in" style:auto-text-indent="false"/>
      <style:text-properties fo:font-variant="normal" fo:text-transform="none" fo:color="#000000" style:font-name="Times New Roman1" fo:font-size="11pt" fo:letter-spacing="normal" fo:font-style="normal" fo:font-weight="normal"/>
    </style:style>
    <style:style style:name="P33" style:family="paragraph" style:parent-style-name="Text_20_body">
      <style:paragraph-properties fo:margin-left="0.1508in" fo:margin-right="0.0508in" fo:margin-top="0.0752in" fo:margin-bottom="0in" loext:contextual-spacing="false" style:line-height-at-least="0.1945in" fo:orphans="2" fo:widows="2" fo:text-indent="0in" style:auto-text-indent="false"/>
      <style:text-properties fo:font-variant="normal" fo:text-transform="none" fo:color="#000000" style:font-name="Times New Roman1" fo:font-size="11pt" fo:letter-spacing="normal" fo:font-style="normal" fo:font-weight="normal"/>
    </style:style>
    <style:style style:name="P34" style:family="paragraph" style:parent-style-name="Text_20_body">
      <style:paragraph-properties fo:margin-left="0.1508in" fo:margin-right="0.0508in" fo:margin-top="0.0752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35" style:family="paragraph" style:parent-style-name="Text_20_body">
      <style:paragraph-properties fo:margin-left="0.1508in" fo:margin-right="0.0508in" fo:margin-top="0.0717in" fo:margin-bottom="0in" loext:contextual-spacing="false" style:line-height-at-least="0.1945in" fo:orphans="2" fo:widows="2" fo:text-indent="0in" style:auto-text-indent="false"/>
      <style:text-properties fo:font-variant="normal" fo:text-transform="none" fo:color="#000000" style:font-name="Times New Roman1" fo:font-size="11pt" fo:letter-spacing="normal" fo:font-style="normal" fo:font-weight="normal"/>
    </style:style>
    <style:style style:name="P36" style:family="paragraph" style:parent-style-name="Text_20_body">
      <style:paragraph-properties fo:margin-left="0.1508in" fo:margin-right="0.0508in" fo:margin-top="0.0374in" fo:margin-bottom="0in" loext:contextual-spacing="false" style:line-height-at-least="0.1945in" fo:orphans="2" fo:widows="2" fo:text-indent="0in" style:auto-text-indent="false"/>
      <style:text-properties fo:font-variant="normal" fo:text-transform="none" fo:color="#000000" style:font-name="Times New Roman1" fo:font-size="11pt" fo:letter-spacing="normal" fo:font-style="normal" fo:font-weight="normal"/>
    </style:style>
    <style:style style:name="P37" style:family="paragraph" style:parent-style-name="Text_20_body">
      <style:paragraph-properties fo:margin-left="0.1508in" fo:margin-right="0.0508in" fo:margin-top="0.0307in" fo:margin-bottom="0in" loext:contextual-spacing="false" style:line-height-at-least="0.1945in" fo:orphans="2" fo:widows="2" fo:text-indent="0in" style:auto-text-indent="false"/>
      <style:text-properties fo:font-variant="normal" fo:text-transform="none" fo:color="#000000" style:font-name="Times New Roman1" fo:font-size="11pt" fo:letter-spacing="normal" fo:font-style="normal" fo:font-weight="normal"/>
    </style:style>
    <style:style style:name="P38" style:family="paragraph" style:parent-style-name="Text_20_body">
      <style:paragraph-properties fo:margin-left="0.1508in" fo:margin-right="0.0508in" fo:margin-top="0.0382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39" style:family="paragraph" style:parent-style-name="Text_20_body">
      <style:paragraph-properties fo:margin-left="0.1508in" fo:margin-right="0.0508in" fo:margin-top="0.0744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40" style:family="paragraph" style:parent-style-name="Text_20_body">
      <style:paragraph-properties fo:margin-left="0.1508in" fo:margin-right="0.0508in" fo:margin-top="0.0772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41" style:family="paragraph" style:parent-style-name="Text_20_body">
      <style:paragraph-properties fo:margin-left="0.1508in" fo:margin-right="0.0508in" fo:margin-top="0.0764in" fo:margin-bottom="0in" loext:contextual-spacing="false" style:line-height-at-least="0.1945in" fo:orphans="2" fo:widows="2" fo:text-indent="0in" style:auto-text-indent="false"/>
      <style:text-properties fo:font-variant="normal" fo:text-transform="none" fo:color="#000000" style:font-name="Times New Roman1" fo:font-size="11pt" fo:letter-spacing="normal" fo:font-style="normal" fo:font-weight="normal"/>
    </style:style>
    <style:style style:name="P42" style:family="paragraph" style:parent-style-name="Text_20_body">
      <style:paragraph-properties fo:margin-left="0.1508in" fo:margin-right="0.0508in" fo:margin-top="0.0764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43" style:family="paragraph" style:parent-style-name="Text_20_body">
      <style:paragraph-properties fo:margin-left="0.1508in" fo:margin-right="0.0508in" fo:margin-top="0.0756in" fo:margin-bottom="0in" loext:contextual-spacing="false" style:line-height-at-least="0.1945in" fo:orphans="2" fo:widows="2" fo:text-indent="0in" style:auto-text-indent="false"/>
      <style:text-properties fo:font-variant="normal" fo:text-transform="none" fo:color="#000000" style:font-name="Times New Roman1" fo:font-size="11pt" fo:letter-spacing="normal" fo:font-style="normal" fo:font-weight="normal"/>
    </style:style>
    <style:style style:name="P44" style:family="paragraph" style:parent-style-name="Text_20_body">
      <style:paragraph-properties fo:margin-left="0.1508in" fo:margin-right="0.0508in" fo:margin-top="0.0811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45" style:family="paragraph" style:parent-style-name="Text_20_body">
      <style:paragraph-properties fo:margin-left="0.1508in" fo:margin-right="0.0508in" fo:margin-top="0.0366in" fo:margin-bottom="0in" loext:contextual-spacing="false" style:line-height-at-least="0.1945in" fo:orphans="2" fo:widows="2" fo:text-indent="0in" style:auto-text-indent="false"/>
      <style:text-properties fo:font-variant="normal" fo:text-transform="none" fo:color="#000000" style:font-name="Times New Roman1" fo:font-size="11pt" fo:letter-spacing="normal" fo:font-style="normal" fo:font-weight="normal"/>
    </style:style>
    <style:style style:name="P46" style:family="paragraph" style:parent-style-name="Text_20_body">
      <style:paragraph-properties fo:margin-left="0.1508in" fo:margin-right="0.0508in" fo:margin-top="0.0346in" fo:margin-bottom="0in" loext:contextual-spacing="false" style:line-height-at-least="0.1945in" fo:orphans="2" fo:widows="2" fo:text-indent="0in" style:auto-text-indent="false"/>
      <style:text-properties fo:font-variant="normal" fo:text-transform="none" fo:color="#000000" style:font-name="Times New Roman1" fo:font-size="11pt" fo:letter-spacing="normal" fo:font-style="normal" fo:font-weight="normal"/>
    </style:style>
    <style:style style:name="P47" style:family="paragraph" style:parent-style-name="Text_20_body">
      <style:paragraph-properties fo:margin-left="0.1508in" fo:margin-right="0.0508in" fo:margin-top="0.0417in" fo:margin-bottom="0in" loext:contextual-spacing="false" style:line-height-at-least="0.1665in" fo:orphans="2" fo:widows="2" fo:text-indent="0in" style:auto-text-indent="false"/>
      <style:text-properties fo:font-variant="normal" fo:text-transform="none" fo:color="#000000" style:font-name="Times New Roman1" fo:font-size="9pt" fo:letter-spacing="normal" fo:font-style="normal" fo:font-weight="normal"/>
    </style:style>
    <style:style style:name="P48" style:family="paragraph" style:parent-style-name="Text_20_body">
      <style:paragraph-properties fo:margin-left="0.1508in" fo:margin-right="0.1161in" fo:margin-top="0.0772in" fo:margin-bottom="0in" loext:contextual-spacing="false" style:line-height-at-least="0.2083in"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style>
    <style:style style:name="P49" style:family="paragraph" style:parent-style-name="Text_20_body">
      <style:paragraph-properties fo:margin-left="0.1508in" fo:margin-right="0.1161in" fo:margin-top="0.1547in" fo:margin-bottom="0in" loext:contextual-spacing="false" style:line-height-at-least="0.2083in"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style>
    <style:style style:name="P50" style:family="paragraph" style:parent-style-name="Text_20_body">
      <style:paragraph-properties fo:margin-left="0.1508in" fo:margin-right="0in" fo:margin-top="0.0366in" fo:margin-bottom="0in" loext:contextual-spacing="false" fo:text-align="justify"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51" style:family="paragraph" style:parent-style-name="Text_20_body">
      <style:paragraph-properties fo:margin-left="0.1508in" fo:margin-right="0in" fo:margin-top="0.0445in" fo:margin-bottom="0in" loext:contextual-spacing="false" fo:text-align="justify"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52" style:family="paragraph" style:parent-style-name="Text_20_body">
      <style:paragraph-properties fo:margin-left="0.1508in" fo:margin-right="0in" fo:margin-top="0.0445in" fo:margin-bottom="0in" loext:contextual-spacing="false" fo:orphans="2" fo:widows="2" fo:text-indent="0in" style:auto-text-indent="false"/>
      <style:text-properties fo:font-variant="normal" fo:text-transform="none" fo:color="#000000" style:font-name="Arial1" fo:font-size="11pt" fo:letter-spacing="normal" fo:font-style="italic" fo:font-weight="bold"/>
    </style:style>
    <style:style style:name="P53" style:family="paragraph" style:parent-style-name="Text_20_body">
      <style:paragraph-properties fo:margin-left="0.1508in" fo:margin-right="0in" fo:margin-top="0.0398in" fo:margin-bottom="0in" loext:contextual-spacing="false" fo:orphans="2" fo:widows="2" fo:text-indent="0in" style:auto-text-indent="false"/>
      <style:text-properties fo:font-variant="normal" fo:text-transform="none" fo:color="#000000" style:font-name="Times New Roman1" fo:font-size="11pt" fo:letter-spacing="normal" fo:font-style="normal" fo:font-weight="normal"/>
    </style:style>
    <style:style style:name="P54" style:family="paragraph" style:parent-style-name="Text_20_body">
      <style:paragraph-properties fo:margin-left="0.1508in" fo:margin-right="0in" fo:margin-top="0.1071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55" style:family="paragraph" style:parent-style-name="Text_20_body">
      <style:paragraph-properties fo:margin-left="0.1508in" fo:margin-right="0in" fo:margin-top="0.1063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56" style:family="paragraph" style:parent-style-name="Text_20_body">
      <style:paragraph-properties fo:margin-left="0.1508in" fo:margin-right="0in" fo:margin-top="0.0772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57" style:family="paragraph" style:parent-style-name="Text_20_body">
      <style:paragraph-properties fo:margin-left="0.1508in" fo:margin-right="0in" fo:margin-top="0.0807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58" style:family="paragraph" style:parent-style-name="Text_20_body">
      <style:paragraph-properties fo:margin-left="0.1508in" fo:margin-right="0in" fo:margin-top="0.0043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59" style:family="paragraph" style:parent-style-name="Text_20_body">
      <style:paragraph-properties fo:margin-left="0.1508in" fo:margin-right="0in" fo:margin-top="0.0646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60" style:family="paragraph" style:parent-style-name="Text_20_body">
      <style:paragraph-properties fo:margin-left="0.1508in" fo:margin-right="0in" fo:margin-top="0.0992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61" style:family="paragraph" style:parent-style-name="Text_20_body">
      <style:paragraph-properties fo:margin-left="0.1508in" fo:margin-right="0in" fo:margin-top="0.0618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62" style:family="paragraph" style:parent-style-name="Text_20_body">
      <style:paragraph-properties fo:margin-left="0.1508in" fo:margin-right="0in" fo:margin-top="0.0429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63" style:family="paragraph" style:parent-style-name="Text_20_body">
      <style:paragraph-properties fo:margin-left="0.1508in" fo:margin-right="0in" fo:margin-top="0.0555in" fo:margin-bottom="0in" loext:contextual-spacing="false" fo:text-align="justify"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64" style:family="paragraph" style:parent-style-name="Text_20_body">
      <style:paragraph-properties fo:margin-left="0.1508in" fo:margin-right="0in" fo:margin-top="0.0638in" fo:margin-bottom="0in" loext:contextual-spacing="false" fo:text-align="justify"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65" style:family="paragraph" style:parent-style-name="Text_20_body">
      <style:paragraph-properties fo:margin-left="0.1508in" fo:margin-right="0in" fo:margin-top="0.0638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66" style:family="paragraph" style:parent-style-name="Text_20_body">
      <style:paragraph-properties fo:margin-left="0.1508in" fo:margin-right="0in" fo:margin-top="0.0665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67" style:family="paragraph" style:parent-style-name="Text_20_body">
      <style:paragraph-properties fo:margin-left="0.1508in" fo:margin-right="0in" fo:margin-top="0.0673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68" style:family="paragraph" style:parent-style-name="Text_20_body">
      <style:paragraph-properties fo:margin-left="0.1508in" fo:margin-right="0in" fo:margin-top="0.0701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69" style:family="paragraph" style:parent-style-name="Text_20_body">
      <style:paragraph-properties fo:margin-left="0.1508in" fo:margin-right="0in" fo:margin-top="0.0681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70" style:family="paragraph" style:parent-style-name="Text_20_body">
      <style:paragraph-properties fo:margin-left="0.1508in" fo:margin-right="0in" fo:margin-top="0.0689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71" style:family="paragraph" style:parent-style-name="Text_20_body">
      <style:paragraph-properties fo:margin-left="0.1508in" fo:margin-right="0in" fo:margin-top="0.0909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72" style:family="paragraph" style:parent-style-name="Text_20_body">
      <style:paragraph-properties fo:margin-left="0.1508in" fo:margin-right="0in" fo:margin-top="0.061in" fo:margin-bottom="0in" loext:contextual-spacing="false" fo:text-align="justify"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73" style:family="paragraph" style:parent-style-name="Text_20_body">
      <style:paragraph-properties fo:margin-left="0.1508in" fo:margin-right="0in" fo:margin-top="0.0161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74" style:family="paragraph" style:parent-style-name="Text_20_body">
      <style:paragraph-properties fo:margin-left="0.1508in" fo:margin-right="0in" fo:margin-top="0.0181in" fo:margin-bottom="0in" loext:contextual-spacing="false" fo:orphans="2" fo:widows="2" fo:text-indent="0in" style:auto-text-indent="false"/>
      <style:text-properties fo:font-variant="normal" fo:text-transform="none" fo:color="#000000" fo:letter-spacing="normal"/>
    </style:style>
    <style:style style:name="P75" style:family="paragraph" style:parent-style-name="Text_20_body">
      <style:paragraph-properties fo:margin-left="0.1508in" fo:margin-right="0in" fo:margin-top="0.0193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76" style:family="paragraph" style:parent-style-name="Text_20_body">
      <style:paragraph-properties fo:margin-left="0.1508in" fo:margin-right="2.1272in" fo:margin-top="0.0043in" fo:margin-bottom="0in" loext:contextual-spacing="false" style:line-height-at-least="0.25in" fo:text-align="justify" style:justify-single-word="false" fo:orphans="2" fo:widows="2" fo:text-indent="0.5181in" style:auto-text-indent="false"/>
      <style:text-properties fo:font-variant="normal" fo:text-transform="none" fo:color="#000000" style:font-name="Times New Roman1" fo:font-size="11pt" fo:letter-spacing="normal" fo:font-style="normal" fo:font-weight="normal"/>
    </style:style>
    <style:style style:name="P77" style:family="paragraph" style:parent-style-name="Text_20_body">
      <style:paragraph-properties fo:margin-left="0.6693in" fo:margin-right="0in" fo:margin-top="0in" fo:margin-bottom="0in" loext:contextual-spacing="false" style:line-height-at-least="0.1382in"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style>
    <style:style style:name="P78" style:family="paragraph" style:parent-style-name="Text_20_body">
      <style:paragraph-properties fo:margin-left="0.6693in" fo:margin-right="0in" fo:margin-top="0in" fo:margin-bottom="0in" loext:contextual-spacing="false" style:line-height-at-least="0.1252in" fo:orphans="2" fo:widows="2" fo:text-indent="0in" style:auto-text-indent="false"/>
      <style:text-properties fo:font-variant="normal" fo:text-transform="none" fo:color="#000000" style:font-name="Times New Roman1" fo:font-size="11pt" fo:letter-spacing="normal" fo:font-style="normal" fo:font-weight="normal"/>
    </style:style>
    <style:style style:name="P79" style:family="paragraph" style:parent-style-name="Text_20_body">
      <style:paragraph-properties fo:margin-left="0.6693in" fo:margin-right="0in" fo:margin-top="0in" fo:margin-bottom="0in" loext:contextual-spacing="false" style:line-height-at-least="0.1217in" fo:orphans="2" fo:widows="2" fo:text-indent="0in" style:auto-text-indent="false"/>
      <style:text-properties fo:font-variant="normal" fo:text-transform="none" fo:color="#000000" style:font-name="Times New Roman1" fo:font-size="14pt" fo:letter-spacing="normal" fo:font-style="normal" fo:font-weight="normal"/>
    </style:style>
    <style:style style:name="P80" style:family="paragraph" style:parent-style-name="Text_20_body">
      <style:paragraph-properties fo:margin-left="0.6693in" fo:margin-right="0in" fo:margin-top="0in" fo:margin-bottom="0in" loext:contextual-spacing="false" style:line-height-at-least="0.1366in" fo:orphans="2" fo:widows="2" fo:text-indent="0in" style:auto-text-indent="false"/>
      <style:text-properties fo:font-variant="normal" fo:text-transform="none" fo:color="#000000" style:font-name="Times New Roman1" fo:font-size="14pt" fo:letter-spacing="normal" fo:font-style="normal" fo:font-weight="normal"/>
    </style:style>
    <style:style style:name="P81" style:family="paragraph" style:parent-style-name="Text_20_body">
      <style:paragraph-properties fo:margin-left="0.6693in" fo:margin-right="0in" fo:margin-top="0in" fo:margin-bottom="0in" loext:contextual-spacing="false" style:line-height-at-least="0.1346in" fo:orphans="2" fo:widows="2" fo:text-indent="0in" style:auto-text-indent="false"/>
      <style:text-properties fo:font-variant="normal" fo:text-transform="none" fo:color="#000000" style:font-name="Times New Roman1" fo:font-size="14pt" fo:letter-spacing="normal" fo:font-style="normal" fo:font-weight="normal"/>
    </style:style>
    <style:style style:name="P82" style:family="paragraph" style:parent-style-name="Text_20_body">
      <style:paragraph-properties fo:margin-left="0.6693in" fo:margin-right="0in" fo:margin-top="0in" fo:margin-bottom="0in" loext:contextual-spacing="false" style:line-height-at-least="0.161in" fo:orphans="2" fo:widows="2" fo:text-indent="0in" style:auto-text-indent="false"/>
      <style:text-properties fo:font-variant="normal" fo:text-transform="none" fo:color="#000000" style:font-name="Times New Roman1" fo:font-size="14pt" fo:letter-spacing="normal" fo:font-style="normal" fo:font-weight="normal"/>
    </style:style>
    <style:style style:name="P83" style:family="paragraph" style:parent-style-name="Text_20_body">
      <style:paragraph-properties fo:margin-left="0.6693in" fo:margin-right="0in" fo:margin-top="0.0063in" fo:margin-bottom="0in" loext:contextual-spacing="false"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style>
    <style:style style:name="P84" style:family="paragraph" style:parent-style-name="Text_20_body">
      <style:paragraph-properties fo:margin-left="0.6693in" fo:margin-right="0in" fo:margin-top="0.0236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85" style:family="paragraph" style:parent-style-name="Text_20_body">
      <style:paragraph-properties fo:margin-left="0.6693in" fo:margin-right="0in" fo:margin-top="0.0244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86" style:family="paragraph" style:parent-style-name="Text_20_body">
      <style:paragraph-properties fo:margin-left="0.6693in" fo:margin-right="0in" fo:margin-top="0.022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87" style:family="paragraph" style:parent-style-name="Text_20_body">
      <style:paragraph-properties fo:margin-left="0.622in" fo:margin-right="0.3445in" fo:margin-top="0.0071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0pt" fo:letter-spacing="normal" fo:font-style="normal" fo:font-weight="normal"/>
    </style:style>
    <style:style style:name="P88" style:family="paragraph" style:parent-style-name="Text_20_body">
      <style:paragraph-properties fo:margin-left="0.1508in" fo:margin-right="0.0665in" fo:margin-top="0.0374in" fo:margin-bottom="0in" loext:contextual-spacing="false" style:line-height-at-least="0.1665in" fo:orphans="2" fo:widows="2" fo:text-indent="0in" style:auto-text-indent="false"/>
      <style:text-properties fo:font-variant="normal" fo:text-transform="none" fo:color="#000000" style:font-name="Times New Roman1" fo:font-size="9pt" fo:letter-spacing="normal" fo:font-style="normal" fo:font-weight="normal"/>
    </style:style>
    <style:style style:name="P89" style:family="paragraph" style:parent-style-name="Text_20_body">
      <style:paragraph-properties fo:margin-left="0.1508in" fo:margin-right="0.0665in" fo:margin-top="0.0791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90" style:family="paragraph" style:parent-style-name="Text_20_body">
      <style:paragraph-properties fo:margin-left="0.1508in" fo:margin-right="0.0665in" fo:margin-top="0.0807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91" style:family="paragraph" style:parent-style-name="Text_20_body">
      <style:paragraph-properties fo:margin-left="0.7091in" fo:margin-right="0in" fo:margin-top="0.0244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92" style:family="paragraph" style:parent-style-name="Text_20_body">
      <style:paragraph-properties fo:margin-left="0.7091in" fo:margin-right="0in" fo:margin-top="0.0071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93" style:family="paragraph" style:parent-style-name="Text_20_body">
      <style:paragraph-properties fo:margin-left="0.6591in" fo:margin-right="0in" fo:margin-top="0.0091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94" style:family="paragraph" style:parent-style-name="Text_20_body">
      <style:paragraph-properties fo:margin-left="0.6591in" fo:margin-right="0in" fo:margin-top="0.0075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95" style:family="paragraph" style:parent-style-name="Text_20_body">
      <style:paragraph-properties fo:margin-left="0.622in" fo:margin-right="0in" fo:margin-top="0.0091in" fo:margin-bottom="0in" loext:contextual-spacing="false" fo:orphans="2" fo:widows="2" fo:text-indent="0in" style:auto-text-indent="false"/>
      <style:text-properties fo:font-variant="normal" fo:text-transform="none" fo:color="#000000" style:font-name="Times New Roman1" fo:font-size="10pt" fo:letter-spacing="normal" fo:font-style="normal" fo:font-weight="normal"/>
    </style:style>
    <style:style style:name="P96" style:family="paragraph" style:parent-style-name="Text_20_body">
      <style:paragraph-properties fo:margin-left="0.622in" fo:margin-right="0in" fo:margin-top="0.0091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97" style:family="paragraph" style:parent-style-name="Text_20_body">
      <style:paragraph-properties fo:margin-left="0.622in" fo:margin-right="0in" fo:margin-top="0.0075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98" style:family="paragraph" style:parent-style-name="Text_20_body">
      <style:paragraph-properties fo:margin-left="0.622in" fo:margin-right="0in" fo:margin-top="0.0075in" fo:margin-bottom="0in" loext:contextual-spacing="false" fo:orphans="2" fo:widows="2" fo:text-indent="0in" style:auto-text-indent="false"/>
      <style:text-properties fo:font-variant="normal" fo:text-transform="none" fo:color="#000000" style:font-name="Times New Roman1" fo:font-size="10pt" fo:letter-spacing="normal" fo:font-style="normal" fo:font-weight="normal"/>
    </style:style>
    <style:style style:name="P99" style:family="paragraph" style:parent-style-name="Text_20_body">
      <style:paragraph-properties fo:margin-left="0.622in" fo:margin-right="0in" fo:margin-top="0.0071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00" style:family="paragraph" style:parent-style-name="Text_20_body">
      <style:paragraph-properties fo:margin-left="0.622in" fo:margin-right="0in" fo:margin-top="0.022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01" style:family="paragraph" style:parent-style-name="Text_20_body">
      <style:paragraph-properties fo:margin-left="0.622in" fo:margin-right="0in" fo:margin-top="0.0236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02" style:family="paragraph" style:parent-style-name="Text_20_body">
      <style:paragraph-properties fo:margin-left="0.622in" fo:margin-right="0in" fo:margin-top="0.0689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03" style:family="paragraph" style:parent-style-name="Text_20_body">
      <style:paragraph-properties fo:margin-left="0.622in" fo:margin-right="0in" fo:margin-top="0.0047in" fo:margin-bottom="0in" loext:contextual-spacing="false" fo:orphans="2" fo:widows="2" fo:text-indent="0in" style:auto-text-indent="false"/>
      <style:text-properties fo:font-variant="normal" fo:text-transform="none" fo:color="#000000" style:font-name="Times New Roman1" fo:font-size="9pt" fo:letter-spacing="normal" fo:font-style="normal" fo:font-weight="normal"/>
    </style:style>
    <style:style style:name="P104" style:family="paragraph" style:parent-style-name="Text_20_body">
      <style:paragraph-properties fo:margin-left="0.622in" fo:margin-right="0in" fo:margin-top="0in" fo:margin-bottom="0in" loext:contextual-spacing="false" style:line-height-at-least="0.1291in" fo:orphans="2" fo:widows="2" fo:text-indent="0in" style:auto-text-indent="false"/>
      <style:text-properties fo:font-variant="normal" fo:text-transform="none" fo:color="#000000" style:font-name="Times New Roman1" fo:font-size="14pt" fo:letter-spacing="normal" fo:font-style="normal" fo:font-weight="normal"/>
    </style:style>
    <style:style style:name="P105" style:family="paragraph" style:parent-style-name="Text_20_body">
      <style:paragraph-properties fo:margin-left="0.622in" fo:margin-right="0in" fo:margin-top="0.0083in" fo:margin-bottom="0in" loext:contextual-spacing="false" fo:orphans="2" fo:widows="2" fo:text-indent="0in" style:auto-text-indent="false"/>
      <style:text-properties fo:font-variant="normal" fo:text-transform="none" fo:color="#000000" style:font-name="Times New Roman1" fo:font-size="9pt" fo:letter-spacing="normal" fo:font-style="normal" fo:font-weight="normal"/>
    </style:style>
    <style:style style:name="P106" style:family="paragraph" style:parent-style-name="Text_20_body">
      <style:paragraph-properties fo:margin-left="0.6689in" fo:margin-right="0in" fo:margin-top="0.0043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07" style:family="paragraph" style:parent-style-name="Text_20_body">
      <style:paragraph-properties fo:margin-left="0.6689in" fo:margin-right="0in" fo:margin-top="0.0693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08" style:family="paragraph" style:parent-style-name="Text_20_body">
      <style:paragraph-properties fo:margin-left="0.1508in" fo:margin-right="1.098in" fo:margin-top="0.0417in" fo:margin-bottom="0in" loext:contextual-spacing="false" style:line-height-at-least="0.2571in" fo:orphans="2" fo:widows="2" fo:text-indent="0in" style:auto-text-indent="false"/>
      <style:text-properties fo:font-variant="normal" fo:text-transform="none" fo:color="#000000" style:font-name="Times New Roman1" fo:font-size="14pt" fo:letter-spacing="normal" fo:font-style="normal" fo:font-weight="normal"/>
    </style:style>
    <style:style style:name="P109" style:family="paragraph" style:parent-style-name="Text_20_body">
      <style:paragraph-properties fo:margin-left="0.1508in" fo:margin-right="0.0819in" fo:margin-top="0.0398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110" style:family="paragraph" style:parent-style-name="Text_20_body">
      <style:paragraph-properties fo:margin-left="0.622in" fo:margin-right="0.4575in" fo:margin-top="0.022in" fo:margin-bottom="0in" loext:contextual-spacing="false" style:line-height-at-least="0.2083in" fo:orphans="2" fo:widows="2" fo:text-indent="0.0465in" style:auto-text-indent="false"/>
      <style:text-properties fo:font-variant="normal" fo:text-transform="none" fo:color="#000000" style:font-name="Times New Roman1" fo:font-size="11pt" fo:letter-spacing="normal" fo:font-style="normal" fo:font-weight="normal"/>
    </style:style>
    <style:style style:name="P111" style:family="paragraph" style:parent-style-name="Text_20_body">
      <style:paragraph-properties fo:margin-left="0.15in" fo:margin-right="0.2819in" fo:margin-top="0.0398in" fo:margin-bottom="0in" loext:contextual-spacing="false" style:line-height-at-least="0.2083in" fo:orphans="2" fo:widows="2" fo:text-indent="-0.472in" style:auto-text-indent="false" fo:padding="0in" fo:border="none"/>
      <style:text-properties fo:font-variant="normal" fo:text-transform="none" fo:color="#000000" style:font-name="Times New Roman1" fo:font-size="11pt" fo:letter-spacing="normal" fo:font-style="normal" fo:font-weight="normal"/>
    </style:style>
    <style:style style:name="P112" style:family="paragraph" style:parent-style-name="Text_20_body">
      <style:paragraph-properties fo:margin-left="0.15in" fo:margin-right="0.3646in" fo:margin-top="0.0646in" fo:margin-bottom="0in" loext:contextual-spacing="false" style:line-height-at-least="0.2362in" fo:orphans="2" fo:widows="2" fo:text-indent="-0.472in" style:auto-text-indent="false" fo:padding="0in" fo:border="none"/>
      <style:text-properties fo:font-variant="normal" fo:text-transform="none" fo:color="#000000" style:font-name="Times New Roman1" fo:font-size="12pt" fo:letter-spacing="normal" fo:font-style="normal" fo:font-weight="normal"/>
    </style:style>
    <style:style style:name="P113" style:family="paragraph" style:parent-style-name="Text_20_body">
      <style:paragraph-properties fo:margin-left="0.15in" fo:margin-right="0.1646in" fo:margin-top="0.0661in" fo:margin-bottom="0in" loext:contextual-spacing="false" style:line-height-at-least="0.2362in" fo:orphans="2" fo:widows="2" fo:text-indent="-0.472in" style:auto-text-indent="false" fo:padding="0in" fo:border="none"/>
      <style:text-properties fo:font-variant="normal" fo:text-transform="none" fo:color="#000000" style:font-name="Times New Roman1" fo:font-size="12pt" fo:letter-spacing="normal" fo:font-style="normal" fo:font-weight="normal"/>
    </style:style>
    <style:style style:name="P114" style:family="paragraph" style:parent-style-name="Text_20_body">
      <style:paragraph-properties fo:margin-left="0.1508in" fo:margin-right="0.1165in" fo:margin-top="0.0693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115" style:family="paragraph" style:parent-style-name="Text_20_body">
      <style:paragraph-properties fo:margin-left="0.1508in" fo:margin-right="0.3646in" fo:margin-top="0.0055in" fo:margin-bottom="0in" loext:contextual-spacing="false" style:line-height-at-least="0.3055in" fo:orphans="2" fo:widows="2" fo:text-indent="0.5181in" style:auto-text-indent="false"/>
      <style:text-properties fo:font-variant="normal" fo:text-transform="none" fo:color="#000000" style:font-name="Times New Roman1" fo:font-size="12pt" fo:letter-spacing="normal" fo:font-style="normal" fo:font-weight="normal"/>
    </style:style>
    <style:style style:name="P116" style:family="paragraph" style:parent-style-name="Text_20_body">
      <style:paragraph-properties fo:margin-left="0.622in" fo:margin-right="0.0508in" fo:margin-top="0.0075in" fo:margin-bottom="0in" loext:contextual-spacing="false" style:line-height-at-least="0.1807in" fo:orphans="2" fo:widows="2" fo:text-indent="0in" style:auto-text-indent="false"/>
      <style:text-properties fo:font-variant="normal" fo:text-transform="none" fo:color="#000000" style:font-name="Times New Roman1" fo:font-size="10pt" fo:letter-spacing="normal" fo:font-style="normal" fo:font-weight="normal"/>
    </style:style>
    <style:style style:name="P117" style:family="paragraph" style:parent-style-name="Text_20_body">
      <style:paragraph-properties fo:margin-left="0.622in" fo:margin-right="0.0508in" fo:margin-top="0.0091in" fo:margin-bottom="0in" loext:contextual-spacing="false" style:line-height-at-least="0.1807in" fo:orphans="2" fo:widows="2" fo:text-indent="0in" style:auto-text-indent="false"/>
      <style:text-properties fo:font-variant="normal" fo:text-transform="none" fo:color="#000000" style:font-name="Times New Roman1" fo:font-size="10pt" fo:letter-spacing="normal" fo:font-style="normal" fo:font-weight="normal"/>
    </style:style>
    <style:style style:name="P118" style:family="paragraph" style:parent-style-name="Text_20_body">
      <style:paragraph-properties fo:margin-left="0.4126in" fo:margin-right="0in" fo:margin-top="0.0902in" fo:margin-bottom="0in" loext:contextual-spacing="false" fo:orphans="2" fo:widows="2" fo:text-indent="-0.2626in" style:auto-text-indent="false"/>
      <style:text-properties fo:font-variant="normal" fo:text-transform="none" fo:color="#000000" style:font-name="Times New Roman1" fo:font-size="14pt" fo:letter-spacing="normal" fo:font-style="normal" fo:font-weight="normal"/>
    </style:style>
    <style:style style:name="P119" style:family="paragraph" style:parent-style-name="Text_20_body">
      <style:paragraph-properties fo:margin-left="0.4126in" fo:margin-right="0in" fo:margin-top="0in" fo:margin-bottom="0in" loext:contextual-spacing="false" fo:orphans="2" fo:widows="2" fo:text-indent="-0.2626in" style:auto-text-indent="false"/>
      <style:text-properties fo:font-variant="normal" fo:text-transform="none" fo:color="#000000" style:font-name="Times New Roman1" fo:font-size="14pt" fo:letter-spacing="normal" fo:font-style="normal" fo:font-weight="normal"/>
    </style:style>
    <style:style style:name="P120" style:family="paragraph" style:parent-style-name="Text_20_body">
      <style:paragraph-properties fo:margin-left="0.1508in" fo:margin-right="0.1173in" fo:margin-top="0.0382in" fo:margin-bottom="0in" loext:contextual-spacing="false" style:line-height-at-least="0.1945in"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style>
    <style:style style:name="P121" style:family="paragraph" style:parent-style-name="Text_20_body">
      <style:paragraph-properties fo:margin-left="0.1508in" fo:margin-right="0.1819in" fo:margin-top="0.0016in" fo:margin-bottom="0in" loext:contextual-spacing="false" style:line-height-at-least="0.1945in"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style>
    <style:style style:name="P122" style:family="paragraph" style:parent-style-name="Text_20_body">
      <style:paragraph-properties fo:margin-left="0.15in" fo:margin-right="0.448in" fo:margin-top="0.0681in" fo:margin-bottom="0in" loext:contextual-spacing="false" style:line-height-at-least="0.2362in" fo:text-align="justify" style:justify-single-word="false" fo:orphans="2" fo:widows="2" fo:text-indent="-0.472in" style:auto-text-indent="false" fo:padding="0in" fo:border="none"/>
      <style:text-properties fo:font-variant="normal" fo:text-transform="none" fo:color="#000000" style:font-name="Times New Roman1" fo:font-size="12pt" fo:letter-spacing="normal" fo:font-style="normal" fo:font-weight="normal"/>
    </style:style>
    <style:style style:name="P123" style:family="paragraph" style:parent-style-name="Text_20_body">
      <style:paragraph-properties fo:margin-left="0.15in" fo:margin-right="3.1846in" fo:margin-top="0.0673in" fo:margin-bottom="0in" loext:contextual-spacing="false" style:line-height-at-least="0.2362in" fo:orphans="2" fo:widows="2" fo:text-indent="-0.472in" style:auto-text-indent="false" fo:padding="0in" fo:border="none"/>
      <style:text-properties fo:font-variant="normal" fo:text-transform="none" fo:color="#000000" style:font-name="Times New Roman1" fo:font-size="12pt" fo:letter-spacing="normal" fo:font-style="normal" fo:font-weight="normal"/>
    </style:style>
    <style:style style:name="P124" style:family="paragraph" style:parent-style-name="Text_20_body">
      <style:paragraph-properties fo:margin-left="0.1508in" fo:margin-right="0.0508in" fo:margin-top="0.0398in" fo:margin-bottom="0in" loext:contextual-spacing="false" style:line-height-at-least="0.2083in" fo:orphans="2" fo:widows="2" fo:text-indent="0.4717in" style:auto-text-indent="false"/>
      <style:text-properties fo:font-variant="normal" fo:text-transform="none" fo:color="#000000" style:font-name="Times New Roman1" fo:font-size="11pt" fo:letter-spacing="normal" fo:font-style="normal" fo:font-weight="normal"/>
    </style:style>
    <style:style style:name="P125" style:family="paragraph" style:parent-style-name="Text_20_body">
      <style:paragraph-properties fo:margin-left="0.6709in" fo:margin-right="0in" fo:margin-top="0.0071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26" style:family="paragraph" style:parent-style-name="Text_20_body">
      <style:paragraph-properties fo:margin-left="0.1508in" fo:margin-right="3.4598in" fo:margin-top="0.022in" fo:margin-bottom="0in" loext:contextual-spacing="false" style:line-height-at-least="0.3055in" fo:orphans="2" fo:widows="2" fo:text-indent="0.5181in" style:auto-text-indent="false"/>
      <style:text-properties fo:font-variant="normal" fo:text-transform="none" fo:color="#000000" style:font-name="Times New Roman1" fo:font-size="12pt" fo:letter-spacing="normal" fo:font-style="normal" fo:font-weight="normal"/>
    </style:style>
    <style:style style:name="P127" style:family="paragraph" style:parent-style-name="Text_20_body">
      <style:paragraph-properties fo:margin-left="0.1508in" fo:margin-right="0.9154in" fo:margin-top="0.0236in" fo:margin-bottom="0in" loext:contextual-spacing="false" style:line-height-at-least="0.25in" fo:orphans="2" fo:widows="2" fo:text-indent="0.5181in" style:auto-text-indent="false"/>
      <style:text-properties fo:font-variant="normal" fo:text-transform="none" fo:color="#000000" style:font-name="Times New Roman1" fo:font-size="11pt" fo:letter-spacing="normal" fo:font-style="normal" fo:font-weight="normal"/>
    </style:style>
    <style:style style:name="P128" style:family="paragraph" style:parent-style-name="Text_20_body">
      <style:paragraph-properties fo:margin-left="0.1508in" fo:margin-right="0.8457in" fo:margin-top="0.022in" fo:margin-bottom="0in" loext:contextual-spacing="false" style:line-height-at-least="0.25in" fo:orphans="2" fo:widows="2" fo:text-indent="0.5181in" style:auto-text-indent="false"/>
      <style:text-properties fo:font-variant="normal" fo:text-transform="none" fo:color="#000000" style:font-name="Times New Roman1" fo:font-size="11pt" fo:letter-spacing="normal" fo:font-style="normal" fo:font-weight="normal"/>
    </style:style>
    <style:style style:name="P129" style:family="paragraph" style:parent-style-name="Text_20_body">
      <style:paragraph-properties fo:margin-left="0.1508in" fo:margin-right="0.0772in" fo:margin-top="0.0362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130" style:family="paragraph" style:parent-style-name="Text_20_body">
      <style:paragraph-properties fo:margin-left="0.1508in" fo:margin-right="0.6236in" fo:margin-top="0.022in" fo:margin-bottom="0in" loext:contextual-spacing="false" style:line-height-at-least="0.3055in" fo:orphans="2" fo:widows="2" fo:text-indent="0.5181in" style:auto-text-indent="false"/>
      <style:text-properties fo:font-variant="normal" fo:text-transform="none" fo:color="#000000" style:font-name="Times New Roman1" fo:font-size="12pt" fo:letter-spacing="normal" fo:font-style="normal" fo:font-weight="normal"/>
    </style:style>
    <style:style style:name="P131" style:family="paragraph" style:parent-style-name="Text_20_body">
      <style:paragraph-properties fo:margin-left="0.622in" fo:margin-right="0.2429in" fo:margin-top="0.0236in" fo:margin-bottom="0in" loext:contextual-spacing="false" style:line-height-at-least="0.2083in" fo:orphans="2" fo:widows="2" fo:text-indent="0.0465in" style:auto-text-indent="false"/>
      <style:text-properties fo:font-variant="normal" fo:text-transform="none" fo:color="#000000" style:font-name="Times New Roman1" fo:font-size="11pt" fo:letter-spacing="normal" fo:font-style="normal" fo:font-weight="normal"/>
    </style:style>
    <style:style style:name="P132" style:family="paragraph" style:parent-style-name="Text_20_body">
      <style:paragraph-properties fo:margin-left="0.1508in" fo:margin-right="0.0598in" fo:margin-top="0.0929in" fo:margin-bottom="0in" loext:contextual-spacing="false" style:line-height-at-least="0.1665in" fo:orphans="2" fo:widows="2" fo:text-indent="0in" style:auto-text-indent="false"/>
      <style:text-properties fo:font-variant="normal" fo:text-transform="none" fo:color="#000000" style:font-name="Times New Roman1" fo:font-size="9pt" fo:letter-spacing="normal" fo:font-style="normal" fo:font-weight="normal"/>
    </style:style>
    <style:style style:name="P133" style:family="paragraph" style:parent-style-name="Text_20_body">
      <style:paragraph-properties fo:margin-left="0.15in" fo:margin-right="0.0508in" fo:margin-top="0.0555in" fo:margin-bottom="0in" loext:contextual-spacing="false" style:line-height-at-least="0.1665in" fo:orphans="2" fo:widows="2" fo:text-indent="-0.472in" style:auto-text-indent="false" fo:padding="0in" fo:border="none"/>
      <style:text-properties fo:font-variant="normal" fo:text-transform="none" fo:color="#000000" style:font-name="Times New Roman1" fo:font-size="9pt" fo:letter-spacing="normal" fo:font-style="normal" fo:font-weight="normal"/>
    </style:style>
    <style:style style:name="P134" style:family="paragraph" style:parent-style-name="Text_20_body">
      <style:paragraph-properties fo:margin-left="0.15in" fo:margin-right="0.0508in" fo:margin-top="0.0193in" fo:margin-bottom="0in" loext:contextual-spacing="false" style:line-height-at-least="0.1665in" fo:orphans="2" fo:widows="2" fo:text-indent="-0.472in" style:auto-text-indent="false" fo:padding="0in" fo:border="none"/>
      <style:text-properties fo:font-variant="normal" fo:text-transform="none" fo:color="#000000" style:font-name="Times New Roman1" fo:font-size="9pt" fo:letter-spacing="normal" fo:font-style="normal" fo:font-weight="normal"/>
    </style:style>
    <style:style style:name="P135" style:family="paragraph" style:parent-style-name="Text_20_body">
      <style:paragraph-properties fo:margin-left="0.15in" fo:margin-right="0.0508in" fo:margin-top="0.0028in" fo:margin-bottom="0in" loext:contextual-spacing="false" style:line-height-at-least="0.1665in" fo:orphans="2" fo:widows="2" fo:text-indent="-0.472in" style:auto-text-indent="false" fo:padding="0in" fo:border="none"/>
      <style:text-properties fo:font-variant="normal" fo:text-transform="none" fo:color="#000000" style:font-name="Times New Roman1" fo:font-size="9pt" fo:letter-spacing="normal" fo:font-style="normal" fo:font-weight="normal"/>
    </style:style>
    <style:style style:name="P136" style:family="paragraph" style:parent-style-name="Text_20_body">
      <style:paragraph-properties fo:margin-left="0.15in" fo:margin-right="0.0508in" fo:margin-top="0.0102in" fo:margin-bottom="0in" loext:contextual-spacing="false" style:line-height-at-least="0.1665in" fo:orphans="2" fo:widows="2" fo:text-indent="-0.472in" style:auto-text-indent="false" fo:padding="0in" fo:border="none"/>
      <style:text-properties fo:font-variant="normal" fo:text-transform="none" fo:color="#000000" style:font-name="Times New Roman1" fo:font-size="9pt" fo:letter-spacing="normal" fo:font-style="normal" fo:font-weight="normal"/>
    </style:style>
    <style:style style:name="P137" style:family="paragraph" style:parent-style-name="Text_20_body">
      <style:paragraph-properties fo:margin-left="0.15in" fo:margin-right="0.0508in" fo:margin-top="0.0173in" fo:margin-bottom="0in" loext:contextual-spacing="false" style:line-height-at-least="0.1665in" fo:orphans="2" fo:widows="2" fo:text-indent="-0.472in" style:auto-text-indent="false" fo:padding="0in" fo:border="none"/>
      <style:text-properties fo:font-variant="normal" fo:text-transform="none" fo:color="#000000" style:font-name="Times New Roman1" fo:font-size="9pt" fo:letter-spacing="normal" fo:font-style="normal" fo:font-weight="normal"/>
    </style:style>
    <style:style style:name="P138" style:family="paragraph" style:parent-style-name="Text_20_body">
      <style:paragraph-properties fo:margin-left="0.15in" fo:margin-right="0.0508in" fo:margin-top="0.0165in" fo:margin-bottom="0in" loext:contextual-spacing="false" style:line-height-at-least="0.1665in" fo:orphans="2" fo:widows="2" fo:text-indent="-0.472in" style:auto-text-indent="false" fo:padding="0in" fo:border="none"/>
      <style:text-properties fo:font-variant="normal" fo:text-transform="none" fo:color="#000000" fo:letter-spacing="normal"/>
    </style:style>
    <style:style style:name="P139" style:family="paragraph" style:parent-style-name="Text_20_body">
      <style:paragraph-properties fo:margin-left="0.1508in" fo:margin-right="0.4575in" fo:margin-top="0.0102in" fo:margin-bottom="0in" loext:contextual-spacing="false" style:line-height-at-least="0.1807in" fo:orphans="2" fo:widows="2" fo:text-indent="0in" style:auto-text-indent="false"/>
      <style:text-properties fo:font-variant="normal" fo:text-transform="none" fo:color="#000000" style:font-name="Times New Roman1" fo:font-size="9pt" fo:letter-spacing="normal" fo:font-style="normal" fo:font-weight="normal"/>
    </style:style>
    <style:style style:name="P140" style:family="paragraph" style:parent-style-name="Text_20_body">
      <style:paragraph-properties fo:margin-left="0.1508in" fo:margin-right="0.0516in" fo:margin-top="0.0165in" fo:margin-bottom="0in" loext:contextual-spacing="false" style:line-height-at-least="0.222in" fo:orphans="2" fo:widows="2" fo:text-indent="0in" style:auto-text-indent="false"/>
    </style:style>
    <style:style style:name="P141" style:family="paragraph" style:parent-style-name="Heading_20_1">
      <style:text-properties fo:font-style="italic" style:font-style-asian="italic" style:font-style-complex="italic"/>
    </style:style>
    <style:style style:name="P142" style:family="paragraph" style:parent-style-name="Quotations">
      <style:paragraph-properties fo:margin-left="0.5in" fo:margin-right="0in" fo:text-indent="0in" style:auto-text-indent="false"/>
      <style:text-properties fo:font-style="italic" style:font-style-asian="italic" style:font-style-complex="italic"/>
    </style:style>
    <style:style style:name="P143" style:family="paragraph" style:parent-style-name="Table_20_Contents">
      <style:text-properties fo:font-style="italic" style:font-style-asian="italic" style:font-style-complex="italic"/>
    </style:style>
    <style:style style:name="P144" style:family="paragraph" style:parent-style-name="Table_20_Contents">
      <style:paragraph-properties fo:margin-left="0in" fo:margin-right="0in" fo:margin-top="0in" fo:margin-bottom="0in" loext:contextual-spacing="false" fo:text-indent="0in" style:auto-text-indent="false"/>
    </style:style>
    <style:style style:name="P145" style:family="paragraph" style:parent-style-name="Table_20_Contents">
      <style:paragraph-properties fo:margin-left="0.1638in" fo:margin-right="0.1571in" fo:margin-top="0.0756in" fo:margin-bottom="0in" loext:contextual-spacing="false" style:line-height-at-least="0.1689in" fo:text-align="center" style:justify-single-word="false" fo:text-indent="0in" style:auto-text-indent="false"/>
      <style:text-properties style:font-name="Times New Roman1" fo:font-size="11pt"/>
    </style:style>
    <style:style style:name="P146" style:family="paragraph" style:parent-style-name="Table_20_Contents">
      <style:paragraph-properties fo:margin-left="0.1646in" fo:margin-right="0.1571in" fo:margin-top="0.0756in" fo:margin-bottom="0in" loext:contextual-spacing="false" style:line-height-at-least="0.1689in" fo:text-align="center" style:justify-single-word="false" fo:text-indent="0in" style:auto-text-indent="false"/>
      <style:text-properties style:font-name="Times New Roman1" fo:font-size="11pt"/>
    </style:style>
    <style:style style:name="P147" style:family="paragraph" style:parent-style-name="Table_20_Contents">
      <style:paragraph-properties fo:margin-left="0.1646in" fo:margin-right="0.1571in" fo:margin-top="0.0744in" fo:margin-bottom="0in" loext:contextual-spacing="false" style:line-height-at-least="0.1701in" fo:text-align="center" style:justify-single-word="false" fo:text-indent="0in" style:auto-text-indent="false"/>
      <style:text-properties style:font-name="Times New Roman1" fo:font-size="11pt" fo:font-style="italic"/>
    </style:style>
    <style:style style:name="P148" style:family="paragraph" style:parent-style-name="Table_20_Contents">
      <style:paragraph-properties fo:margin-left="0.0693in" fo:margin-right="0.0299in" fo:margin-top="0.0756in" fo:margin-bottom="0in" loext:contextual-spacing="false" style:line-height-at-least="0.1693in" fo:text-indent="0in" style:auto-text-indent="false"/>
    </style:style>
    <style:style style:name="P149" style:family="paragraph" style:parent-style-name="Table_20_Contents">
      <style:paragraph-properties fo:margin-left="0.0693in" fo:margin-right="0.0299in" fo:margin-top="0.0756in" fo:margin-bottom="0in" loext:contextual-spacing="false" style:line-height-at-least="0.1689in" fo:text-indent="0in" style:auto-text-indent="false"/>
      <style:text-properties style:font-name="Times New Roman1" fo:font-size="11pt"/>
    </style:style>
    <style:style style:name="P150" style:family="paragraph" style:parent-style-name="Table_20_Contents">
      <style:paragraph-properties fo:margin-left="0.0693in" fo:margin-right="0.0299in" fo:margin-top="0.0756in" fo:margin-bottom="0in" loext:contextual-spacing="false" style:line-height-at-least="0.1689in" fo:text-indent="0in" style:auto-text-indent="false"/>
      <style:text-properties style:font-name="Times New Roman1" fo:font-size="11pt" fo:font-style="italic"/>
    </style:style>
    <style:style style:name="P151" style:family="paragraph" style:parent-style-name="Table_20_Contents">
      <style:paragraph-properties fo:margin-left="0.0693in" fo:margin-right="0.0299in" fo:margin-top="0.0744in" fo:margin-bottom="0in" loext:contextual-spacing="false" style:line-height-at-least="0.1693in" fo:text-indent="0in" style:auto-text-indent="false"/>
      <style:text-properties style:font-name="Times New Roman1" fo:font-size="11pt"/>
    </style:style>
    <style:style style:name="P152" style:family="paragraph" style:parent-style-name="Table_20_Contents">
      <style:paragraph-properties fo:margin-left="0.0693in" fo:margin-right="0.0299in" fo:margin-top="0.0744in" fo:margin-bottom="0in" loext:contextual-spacing="false" style:line-height-at-least="0.1701in" fo:text-indent="0in" style:auto-text-indent="false"/>
      <style:text-properties style:font-name="Times New Roman1" fo:font-size="11pt"/>
    </style:style>
    <style:style style:name="P153" style:family="paragraph" style:parent-style-name="Table_20_Contents">
      <style:paragraph-properties fo:margin-left="0.0693in" fo:margin-right="0.0299in" fo:margin-top="0.0744in" fo:margin-bottom="0in" loext:contextual-spacing="false" style:line-height-at-least="0.172in" fo:text-indent="0in" style:auto-text-indent="false"/>
      <style:text-properties style:font-name="Times New Roman1" fo:font-size="11pt"/>
    </style:style>
    <style:style style:name="P154" style:family="paragraph" style:parent-style-name="Table_20_Contents">
      <style:paragraph-properties fo:margin-left="0.0693in" fo:margin-right="0.0299in" fo:margin-top="0.0744in" fo:margin-bottom="0in" loext:contextual-spacing="false" style:line-height-at-least="0.172in" fo:text-indent="0in" style:auto-text-indent="false"/>
      <style:text-properties style:font-name="Times New Roman1" fo:font-size="11pt" fo:font-style="italic"/>
    </style:style>
    <style:style style:name="P155" style:family="paragraph" style:parent-style-name="Table_20_Contents">
      <style:paragraph-properties fo:margin-left="0.0693in" fo:margin-right="0.0299in" fo:margin-top="0.0736in" fo:margin-bottom="0in" loext:contextual-spacing="false" style:line-height-at-least="0.1701in" fo:text-indent="0in" style:auto-text-indent="false"/>
      <style:text-properties style:font-name="Times New Roman1" fo:font-size="11pt"/>
    </style:style>
    <style:style style:name="P156" style:family="paragraph" style:parent-style-name="Table_20_Contents">
      <style:paragraph-properties fo:margin-left="0.0693in" fo:margin-right="0.0299in" fo:margin-top="0.0736in" fo:margin-bottom="0in" loext:contextual-spacing="false" style:line-height-at-least="0.1701in" fo:text-indent="0in" style:auto-text-indent="false"/>
    </style:style>
    <style:style style:name="P157" style:family="paragraph" style:parent-style-name="Table_20_Contents">
      <style:paragraph-properties fo:margin-left="0.1626in" fo:margin-right="0.1571in" fo:margin-top="0.0756in" fo:margin-bottom="0in" loext:contextual-spacing="false" style:line-height-at-least="0.1693in" fo:text-align="center" style:justify-single-word="false" fo:text-indent="0in" style:auto-text-indent="false"/>
      <style:text-properties style:font-name="Times New Roman1" fo:font-size="11pt" fo:font-style="italic"/>
    </style:style>
    <style:style style:name="P158" style:family="paragraph" style:parent-style-name="Table_20_Contents">
      <style:paragraph-properties fo:margin-left="0.1634in" fo:margin-right="0.1571in" fo:margin-top="0.0756in" fo:margin-bottom="0in" loext:contextual-spacing="false" style:line-height-at-least="0.1693in" fo:text-align="center" style:justify-single-word="false" fo:text-indent="0in" style:auto-text-indent="false"/>
      <style:text-properties style:font-name="Times New Roman1" fo:font-size="11pt" fo:font-style="italic"/>
    </style:style>
    <style:style style:name="P159" style:family="paragraph" style:parent-style-name="Table_20_Contents">
      <style:paragraph-properties fo:margin-left="0.1634in" fo:margin-right="0.1571in" fo:margin-top="0.0744in" fo:margin-bottom="0in" loext:contextual-spacing="false" style:line-height-at-least="0.1693in" fo:text-align="center" style:justify-single-word="false" fo:text-indent="0in" style:auto-text-indent="false"/>
      <style:text-properties style:font-name="Times New Roman1" fo:font-size="11pt" fo:font-style="italic"/>
    </style:style>
    <style:style style:name="P160" style:family="paragraph" style:parent-style-name="Table_20_Contents">
      <style:paragraph-properties fo:margin-left="0.161in" fo:margin-right="0.1571in" fo:margin-top="0.0744in" fo:margin-bottom="0in" loext:contextual-spacing="false" style:line-height-at-least="0.1693in" fo:text-align="center" style:justify-single-word="false" fo:text-indent="0in" style:auto-text-indent="false"/>
      <style:text-properties style:font-name="Times New Roman1" fo:font-size="11pt" fo:font-style="itali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text-position="super 58%"/>
    </style:style>
    <style:style style:name="T6" style:family="text">
      <style:text-properties style:text-position="super 58%" fo:font-style="italic" style:font-style-asian="italic"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style:font-name="Times New Roman1" fo:font-size="11pt"/>
    </style:style>
    <style:style style:name="T10" style:family="text">
      <style:text-properties style:font-name="Times New Roman1" fo:font-size="11pt" fo:font-style="italic"/>
    </style:style>
    <style:style style:name="T11" style:family="text">
      <style:text-properties style:font-name="Times New Roman1" fo:font-size="9pt" fo:font-style="normal" fo:font-weight="normal"/>
    </style:style>
    <style:style style:name="T12" style:family="text">
      <style:text-properties style:font-name="Times New Roman1" fo:font-size="9pt" fo:font-style="italic" fo:font-weight="normal"/>
    </style:style>
    <style:style style:name="T13" style:family="text">
      <style:text-properties style:font-name="Times New Roman1" fo:font-size="6pt" fo:font-style="normal" fo:font-weight="normal"/>
    </style:style>
    <style:style style:name="T14" style:family="text">
      <style:text-properties fo:font-size="11pt"/>
    </style:style>
    <style:style style:name="T15" style:family="text">
      <style:text-properties fo:font-size="11pt" fo:font-style="italic"/>
    </style:style>
    <style:style style:name="T16" style:family="text">
      <style:text-properties fo:font-size="11pt" fo:font-style="italic" fo:font-weight="bold"/>
    </style:style>
    <style:style style:name="T17" style:family="text">
      <style:text-properties fo:font-size="11pt" fo:font-weight="bold"/>
    </style:style>
    <style:style style:name="T18" style:family="text">
      <style:text-properties fo:font-size="11pt" fo:letter-spacing="-0.002in"/>
    </style:style>
    <style:style style:name="T19" style:family="text">
      <style:text-properties fo:font-size="11pt" fo:letter-spacing="-0.002in" fo:font-style="italic"/>
    </style:style>
    <style:style style:name="T20" style:family="text">
      <style:text-properties fo:font-size="11pt" fo:letter-spacing="0.0008in"/>
    </style:style>
    <style:style style:name="T21" style:family="text">
      <style:text-properties fo:font-size="11pt" fo:letter-spacing="0.0008in" fo:font-style="italic"/>
    </style:style>
    <style:style style:name="T22" style:family="text">
      <style:text-properties fo:font-size="11pt" fo:letter-spacing="-0.0008in"/>
    </style:style>
    <style:style style:name="T23" style:family="text">
      <style:text-properties fo:font-size="11pt" fo:letter-spacing="-0.0008in" fo:font-style="italic"/>
    </style:style>
    <style:style style:name="T24" style:family="text">
      <style:text-properties fo:font-size="11pt" fo:letter-spacing="0.0016in"/>
    </style:style>
    <style:style style:name="T25" style:family="text">
      <style:text-properties fo:font-size="11pt" fo:letter-spacing="0.0016in" fo:font-style="italic"/>
    </style:style>
    <style:style style:name="T26" style:family="text">
      <style:text-properties fo:font-size="11pt" fo:letter-spacing="-0.0016in"/>
    </style:style>
    <style:style style:name="T27" style:family="text">
      <style:text-properties fo:font-size="11pt" fo:letter-spacing="-0.0016in" fo:font-style="italic"/>
    </style:style>
    <style:style style:name="T28" style:family="text">
      <style:text-properties fo:font-size="7.34999990463257pt"/>
    </style:style>
    <style:style style:name="T29" style:family="text">
      <style:text-properties fo:font-size="7.34999990463257pt" fo:font-style="italic"/>
    </style:style>
    <style:style style:name="T30" style:family="text">
      <style:text-properties style:font-name="Arial1" fo:font-style="italic"/>
    </style:style>
    <style:style style:name="T31" style:family="text">
      <style:text-properties style:font-name="Arial1" fo:font-size="11pt"/>
    </style:style>
    <style:style style:name="T32" style:family="text">
      <style:text-properties style:font-name="Arial1" fo:font-size="11pt" fo:font-style="italic"/>
    </style:style>
    <style:style style:name="T33" style:family="text">
      <style:text-properties style:font-name="Arial1" fo:font-size="11pt" fo:font-style="italic" fo:font-weight="bold"/>
    </style:style>
    <style:style style:name="T34" style:family="text">
      <style:text-properties style:font-name="Arial1" fo:font-size="11pt" fo:letter-spacing="-0.0008in"/>
    </style:style>
    <style:style style:name="T35" style:family="text">
      <style:text-properties style:font-name="Arial1" fo:font-size="11pt" fo:letter-spacing="-0.0008in" fo:font-style="italic" fo:font-weight="bold"/>
    </style:style>
    <style:style style:name="T36" style:family="text">
      <style:text-properties style:font-name="Arial1" fo:font-size="12pt" fo:font-style="italic"/>
    </style:style>
    <style:style style:name="T37" style:family="text">
      <style:text-properties style:font-name="Arial1" fo:font-size="12pt" fo:letter-spacing="0.0016in" fo:font-style="italic"/>
    </style:style>
    <style:style style:name="T38" style:family="text">
      <style:text-properties style:font-name="Arial1" fo:font-size="12pt" fo:letter-spacing="0.0008in" fo:font-style="italic"/>
    </style:style>
    <style:style style:name="T39" style:family="text">
      <style:text-properties style:font-name="Arial1" fo:font-size="12pt" fo:letter-spacing="-0.0008in" fo:font-style="italic"/>
    </style:style>
    <style:style style:name="T40" style:family="text">
      <style:text-properties fo:font-variant="normal" fo:text-transform="none" fo:color="#000000" style:font-name="Times New Roman1" fo:font-size="9pt" fo:letter-spacing="normal" fo:font-style="normal" fo:font-weight="normal"/>
    </style:style>
    <style:style style:name="T41" style:family="text">
      <style:text-properties fo:font-variant="normal" fo:text-transform="none" fo:color="#000000" style:font-name="Times New Roman1" fo:font-size="9pt" fo:letter-spacing="normal" fo:font-style="italic" fo:font-weight="normal"/>
    </style:style>
    <style:style style:name="T42" style:family="text">
      <style:text-properties fo:font-variant="normal" fo:text-transform="none" fo:color="#000000" fo:letter-spacing="normal"/>
    </style:style>
    <style:style style:name="T43" style:family="text">
      <style:text-properties fo:letter-spacing="0.0165in"/>
    </style:style>
    <style:style style:name="T44" style:family="text">
      <style:text-properties fo:letter-spacing="0.011in"/>
    </style:style>
    <style:style style:name="T45" style:family="text">
      <style:text-properties fo:font-size="10pt"/>
    </style:style>
    <style:style style:name="T46" style:family="text">
      <style:text-properties fo:font-size="10pt" fo:font-style="italic"/>
    </style:style>
    <style:style style:name="T47" style:family="text">
      <style:text-properties fo:font-size="10pt" fo:font-weight="bold"/>
    </style:style>
    <style:style style:name="T48" style:family="text">
      <style:text-properties fo:font-size="10pt" fo:letter-spacing="-0.002in"/>
    </style:style>
    <style:style style:name="T49" style:family="text">
      <style:text-properties fo:letter-spacing="-0.002in"/>
    </style:style>
    <style:style style:name="T50" style:family="text">
      <style:text-properties fo:font-size="6pt"/>
    </style:style>
    <style:style style:name="T51" style:family="text">
      <style:text-properties fo:font-size="9pt"/>
    </style:style>
    <style:style style:name="T52" style:family="text">
      <style:text-properties fo:font-size="9pt" fo:font-style="italic"/>
    </style:style>
    <style:style style:name="T53" style:family="text">
      <style:text-properties fo:letter-spacing="0.0047in"/>
    </style:style>
    <style:style style:name="T54" style:family="text">
      <style:text-properties fo:letter-spacing="-0.0083in"/>
    </style:style>
    <style:style style:name="T55" style:family="text">
      <style:text-properties fo:letter-spacing="0.0201in"/>
    </style:style>
    <style:style style:name="T56" style:family="text">
      <style:text-properties fo:letter-spacing="0.0091in"/>
    </style:style>
    <style:style style:name="T57" style:family="text">
      <style:text-properties fo:letter-spacing="0.0173in"/>
    </style:style>
    <style:style style:name="T58" style:family="text">
      <style:text-properties fo:letter-spacing="-0.0201in"/>
    </style:style>
    <style:style style:name="T59" style:family="text">
      <style:text-properties fo:letter-spacing="-0.0047in"/>
    </style:style>
    <style:style style:name="T60" style:family="text">
      <style:text-properties fo:letter-spacing="-0.0055in"/>
    </style:style>
    <style:style style:name="T61" style:family="text">
      <style:text-properties fo:letter-spacing="0.0055in"/>
    </style:style>
    <style:style style:name="T62" style:family="text">
      <style:text-properties fo:letter-spacing="-0.0098in"/>
    </style:style>
    <style:style style:name="T63" style:family="text">
      <style:text-properties fo:letter-spacing="0.0161in"/>
    </style:style>
    <style:style style:name="T64" style:family="text">
      <style:text-properties fo:letter-spacing="-0.0154in"/>
    </style:style>
    <style:style style:name="T65" style:family="text">
      <style:text-properties fo:letter-spacing="0.022in"/>
    </style:style>
    <style:style style:name="T66" style:family="text">
      <style:text-properties fo:letter-spacing="-0.0075in"/>
    </style:style>
    <style:style style:name="T67" style:family="text">
      <style:text-properties fo:letter-spacing="0.0256in"/>
    </style:style>
    <style:style style:name="T68" style:family="text">
      <style:text-properties fo:letter-spacing="-0.0102in"/>
    </style:style>
    <style:style style:name="T69" style:family="text">
      <style:text-properties fo:letter-spacing="0.0252in"/>
    </style:style>
    <style:style style:name="T70" style:family="text">
      <style:text-properties fo:letter-spacing="-0.0063in"/>
    </style:style>
    <style:style style:name="T71" style:family="text">
      <style:text-properties fo:letter-spacing="0.0043in"/>
    </style:style>
    <style:style style:name="T72" style:family="text">
      <style:text-properties fo:letter-spacing="0.028in"/>
    </style:style>
    <style:style style:name="T73" style:family="text">
      <style:text-properties fo:letter-spacing="0.0189in"/>
    </style:style>
    <style:style style:name="T74" style:family="text">
      <style:text-properties fo:letter-spacing="0.0083in"/>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1.1929in" fo:margin-right="0in" fo:margin-top="0.4736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spect, formation et mise en évidence en hébreu biblique</text:p>
      <text:p text:style-name="P12">Stephen H. Levinsohn SIL International</text:p>
      <text:p text:style-name="P13">Cet article examine d'abord ce que l'on entend par aspect perfectif et imparfait (sec.1), puis (sec.</text:p>
      <text:p text:style-name="P14">2) discute des aspects véhiculés par différentes formes verbales hébraïques . La section 3 explique que les formulaires <text:span text:style-name="T1">wyyqtl </text:span>doivent être considérés comme le moyen par défaut d' encoder les événements du scénario . <text:span text:style-name="T28">1 </text:span>Enfin, la section 4 concerne l' importance d' utiliser une forme autre que la forme verbale par défaut dans les textes narratifs et procéduraux .</text:p>
      <text:p text:style-name="P5"><text:s/></text:p>
      <text:p text:style-name="P16"><text:span text:style-name="T35">1. </text:span><text:span text:style-name="T33">Aspect (Perfectivité)</text:span> <text:s/></text:p>
      <text:p text:style-name="P20">L' aspect verbal est une façon de <text:span text:style-name="T7">dépeindre </text:span>un événement (il «reflète la conception subjective ou la représentation par le locuteur» - Fanning 1990: 31). Une division de base se situe entre les aspects <text:span text:style-name="T7">imparfaits </text:span>et <text:span text:style-name="T7">perfectifs </text:span>.</text:p>
      <text:p text:style-name="P48">Lorsque l' aspect <text:span text:style-name="T7">imparfait </text:span>est utilisé pour décrire un événement, l' événement est décrit comme <text:span text:style-name="T7">non terminé </text:span>. Le verbal participe en hébreu a imperfectif aspect parce qu'il dépeint des événements comme en processus ou non terminé à la pointe de référence. Ainsi, dans Ruth 4.1c, le participe <text:span text:style-name="T1">« Ober </text:span>« [était] en passant par » indique que le passage par est dépeinte comme une mesure qui n'a pas été achevée à l' point , l' histoire a atteint. Boaz parle <text:span text:style-name="T1">alors que </text:span>le droit de rachat est passe par:</text:p>
      <text:p text:style-name="P50"><text:span text:style-name="T14">(4.1a) <text:s/></text:span><text:span text:style-name="T15">ûbo'az <text:s text:c="3"/>'alâ hašša'ar </text:span><text:span text:style-name="T14">// (1b) </text:span><text:span text:style-name="T15">wayyešeb šam</text:span><text:span text:style-name="T43"> </text:span><text:s text:c="13"/></text:p>
      <text:p text:style-name="P76">&amp; Boaz est passé par la porte // &amp; il s'est assis là (1c) <text:s text:c="5"/><text:span text:style-name="T1">avec </text:span>un <text:span text:style-name="T1">hinneh haggo'el 'ober</text:span><text:span text:style-name="T44"> </text:span><text:s text:c="13"/></text:p>
      <text:p text:style-name="P77">&amp; voici le parent rédempteur [passait] par</text:p>
      <text:p text:style-name="P51"><text:span text:style-name="T14">(1d) </text:span><text:span text:style-name="T15">'ašer dibber-bo'az </text:span><text:span text:style-name="T14">// (1e) </text:span><text:span text:style-name="T15">wayyo'mer</text:span></text:p>
      <text:p text:style-name="P83">qui a parlé-Boaz // &amp; il a dit</text:p>
      <text:p text:style-name="P87">« Pendant ce temps Boaz se place à la ville porte et était assise là. Lorsque le parent-rédemptrice , il avait mentionné passait, Boaz a parlé <text:span text:style-name="T49">de </text:span>lui et dit ... »</text:p>
      <text:p text:style-name="P22">Lorsque <text:span text:style-name="T7">perfective </text:span>aspect est utilisé pour décrire un événement, l' événement est dépeint <text:span text:style-name="T7">comme un ensemble </text:span>( «une plète com- et indifférenciée process'-Porter 1992: 21). Les formes verbales <text:span text:style-name="T1">qtl </text:span>et <text:span text:style-name="T1">wyyqtl </text:span>en hébreu ont un aspect perfectif . Il s'ensuit que, dans Ruth 4.1a (ci-dessus), la forme <text:span text:style-name="T1">qtl 'alâ </text:span>décrit l' acte de monter comme un seul voyage, y compris son début et sa fin. Bien que l'utilisation des perfective présuppose que le voyage a été terminé, il ne pas se concentrer sur la fin de la route; il considère simplement le voyage dans son ensemble. (Le même argument s'applique à <text:span text:style-name="T1">wayyešeb </text:span>'&amp; il s'est assis' [4.1b], <text:span text:style-name="T1">dibber </text:span>'a parlé' [4.1d)], et <text:span text:style-name="T1">wayyo'mer </text:span>'&amp; il a dit' [4.1e].)</text:p>
      <text:p text:style-name="P6"><text:s/></text:p>
      <text:p text:style-name="P18"><text:span text:style-name="T35">2. </text:span><text:span text:style-name="T33">L'aspect des verbes hébreux</text:span> <text:s/></text:p>
      <text:p text:style-name="P23">Les verbes anglais véhiculent à la fois le temps et l' aspect. <text:span text:style-name="T28">2 </text:span>Ainsi, « il est allé jusqu'à » en anglais est un passé tendu verbe avec perfective aspect, alors que « il a été passe par » est un passé tendu verbe avec imperfectif aspect.</text:p>
      <text:p text:style-name="P25"><text:soft-page-break/>Hébreu verbes ne <text:span text:style-name="T7">pas </text:span>transmettre de tension. Au contraire, lors de la traduction d' un verbe hébreu dans une langue dont les verbes indiquent le temps, le temps doit être déduit du contexte. Waltke et O'Connor (1990: 459) montrent ce en considérant la façon dont les RSV traducteurs de la livre de Job rendent <text:span text:style-name="T1">QTL </text:span>verbes. Ils rendent les « comme un passé tendus 252 fois et comme un présent tendus 244 fois; sous sa forme liée <text:span text:style-name="T1">wqtl </text:span>comme un passé 12 fois, un présent 23 fois et un futur 14 '.</text:p>
      <text:p text:style-name="P7"><draw:frame draw:style-name="fr1" draw:name="Image1" text:anchor-type="as-char" svg:width="2.5138in" svg:height="0.0161in" draw:z-index="0"><draw:image xlink:href="https://translate.googleusercontent.com/image_0.png" xlink:type="simple" xlink:show="embed" xlink:actuate="onLoad"/></draw:frame></text:p>
      <text:p text:style-name="P26"><text:span text:style-name="T50">1 </text:span>Je suis Bowling (1997: 50-51) en faisant référence aux formes verbales de base de l'hébreu comme <text:span text:style-name="T1">qtl, yqtl, wqtl, wyyqtl </text:span>et participe verbal. Waltke et O'Connor (1990) appellent <text:span text:style-name="T1">qtl </text:span>( <text:span text:style-name="T1">qatal </text:span>) la 'conjugaison des suffixes', <text:span text:style-name="T1">yqtl </text:span>( <text:span text:style-name="T1">yiqtol </text:span>) la 'conjugaison des préfixes' et <text:span text:style-name="T1">wqtl </text:span>( <text:span text:style-name="T1">w </text:span>a <text:span text:style-name="T1">qatal </text:span>) la ' conjugaison relative <text:span text:style-name="T1">waw </text:span>+ suffixe'. L'outil d'analyse et de recherche biblique (BART) de SIL International identifie les <text:span text:style-name="T1">formulaires qtl </text:span>et <text:span text:style-name="T1">wqtl </text:span>comme «p: parfait». Il marque les formes <text:span text:style-name="T1">yqtl </text:span>comme 'i: imparfait' et les <text:span text:style-name="T1">formes wyyqtl </text:span>( <text:span text:style-name="T1">wayyiqtol </text:span>) comme 'w: waw consécutives'.</text:p>
      <text:p text:style-name="P88"><text:span text:style-name="T50">2 </text:span>Lorsqu'un verbe est marqué pour le temps, il indique une relation entre le moment de la situation décrite et le temps de parler ou un autre point de référence dans le temps.</text:p>
      <text:p text:style-name="Text_20_body"/>
      <text:p text:style-name="P6"><text:s/><draw:frame draw:style-name="fr2" draw:name="Image2" text:anchor-type="char" svg:width="3.9862in" svg:height="0.222in" draw:z-index="1"><draw:image xlink:href="https://translate.googleusercontent.com/image_1.png" xlink:type="simple" xlink:show="embed" xlink:actuate="onLoad"/></draw:frame></text:p>
      <text:p text:style-name="P53">Le tableau suivant distingue les formes verbales de base de l'hébreu:</text:p>
      <text:p text:style-name="P8"><text:s/></text:p>
      <table:table table:name="Table1" table:style-name="Table1">
        <table:table-column table:style-name="Table1.A"/>
        <table:table-column table:style-name="Table1.B"/>
        <table:table-column table:style-name="Table1.C"/>
        <table:table-row>
          <table:table-cell table:style-name="Table1.A1" office:value-type="string">
            <text:p text:style-name="P144"><text:s/></text:p>
          </table:table-cell>
          <table:table-cell table:style-name="Table1.A1" office:value-type="string">
            <text:p text:style-name="P145">Perfectif</text:p>
          </table:table-cell>
          <table:table-cell table:style-name="Table1.A1" office:value-type="string">
            <text:p text:style-name="P146">Imperfective</text:p>
          </table:table-cell>
        </table:table-row>
        <table:table-row>
          <table:table-cell table:style-name="Table1.A1" office:value-type="string">
            <text:p text:style-name="P148"><text:span text:style-name="T9">Sans </text:span><text:span text:style-name="T10">waw </text:span><text:span text:style-name="T9">:</text:span></text:p>
          </table:table-cell>
          <table:table-cell table:style-name="Table1.A1" office:value-type="string">
            <text:p text:style-name="P157">qtl</text:p>
          </table:table-cell>
          <table:table-cell table:style-name="Table1.A1" office:value-type="string">
            <text:p text:style-name="P158">yqtl</text:p>
          </table:table-cell>
        </table:table-row>
        <table:table-row>
          <table:table-cell table:style-name="Table1.A1" office:value-type="string">
            <text:p text:style-name="P151">Conjonctif:</text:p>
          </table:table-cell>
          <table:table-cell table:style-name="Table1.A1" office:value-type="string">
            <text:p text:style-name="P160">wqtl *</text:p>
          </table:table-cell>
          <table:table-cell table:style-name="Table1.A1" office:value-type="string">
            <text:p text:style-name="P159">wyqtl</text:p>
          </table:table-cell>
        </table:table-row>
        <table:table-row>
          <table:table-cell table:style-name="Table1.A1" office:value-type="string">
            <text:p text:style-name="P152">Chaîne (consécutive):</text:p>
          </table:table-cell>
          <table:table-cell table:style-name="Table1.A1" office:value-type="string">
            <text:p text:style-name="P147">wyyqtl</text:p>
          </table:table-cell>
          <table:table-cell table:style-name="Table1.A1" office:value-type="string">
            <text:p text:style-name="P147">wqtl *</text:p>
          </table:table-cell>
        </table:table-row>
      </table:table>
      <text:p text:style-name="P27">* La position de l' accent distingue les deux formes <text:span text:style-name="T1">wqtl </text:span>pour la première personne du singulier et la deuxième personne du singulier masculin de certains verbes (ibid. 520).</text:p>
      <text:p text:style-name="P29">Un exemple d' un <text:span text:style-name="T3">QTL </text:span>forme à l' début d' une clause sans la conjonction <text:span text:style-name="T1">WAW </text:span>est trouvée dans une Ki 21.12a (voir Ruth 4.1a, 1d pour <text:span text:style-name="T1">QTL </text:span>formes qui sont sans <text:span text:style-name="T1">WAW </text:span>parce qu'un constituant précède antéposé eux). L' événement de proclamation d' un jeûne est représenté comme un tout ( <text:span text:style-name="T51">DO </text:span>: marqueur d' objet direct ):</text:p>
      <text:p text:style-name="P54"><text:span text:style-name="T14">(21.12a) </text:span><text:span text:style-name="T15">qar'û </text:span><text:span text:style-name="T36">c </text:span><text:span text:style-name="T15">ôm </text:span><text:span text:style-name="T14">// (12b) </text:span><text:span text:style-name="T15">w </text:span><text:span text:style-name="T14">a </text:span><text:span text:style-name="T15">hošîbû 'et-nabôt b </text:span><text:span text:style-name="T14">a </text:span><text:span text:style-name="T15">ro'š ha'am</text:span><text:span text:style-name="T53"> </text:span><text:s text:c="69"/></text:p>
      <text:p text:style-name="P91"><text:span text:style-name="T14">ils ont appelé vite // et ils se sont assis </text:span><text:span text:style-name="T51">DO </text:span><text:span text:style-name="T14">-Naboth à la tête du peuple</text:span><text:span text:style-name="T54"> </text:span><text:s text:c="55"/></text:p>
      <text:p text:style-name="P93"><text:span text:style-name="T45">«Ils ont proclamé ( </text:span><text:span text:style-name="T46">qtl </text:span><text:span text:style-name="T45">) un Naboth rapide et assis ( </text:span><text:span text:style-name="T46">wqtl </text:span><text:span text:style-name="T45">) à une place importante parmi le peuple.</text:span></text:p>
      <text:p text:style-name="P22">Un exemple d' une <text:span text:style-name="T3">yqtl </text:span>forme au le début d' une clause sans <text:span text:style-name="T1">waw </text:span>est trouvé dans le Psaume 23.3b. L'imperfectif est approprié car les conseils sont considérés comme un événement continu :</text:p>
      <text:p text:style-name="P55"><text:span text:style-name="T14">(23.3b) </text:span><text:span text:style-name="T15">yan </text:span><text:span text:style-name="T36">Z </text:span><text:span text:style-name="T15">enî b </text:span><text:span text:style-name="T14">a </text:span><text:span text:style-name="T15">ma'g </text:span><text:span text:style-name="T14">a </text:span><text:span text:style-name="T15">lê- </text:span><text:span text:style-name="T36">c </text:span><text:span text:style-name="T15">edeq l </text:span><text:span text:style-name="T14">a </text:span><text:span text:style-name="T15">ma'an š </text:span><text:span text:style-name="T14">a </text:span><text:span text:style-name="T15">mô</text:span><text:span text:style-name="T55"> </text:span><text:s text:c="41"/></text:p>
      <text:p text:style-name="P84"><text:span text:style-name="T14">il me conduit dans les sentiers de la justice- pour l' amour de son nom</text:span><text:span text:style-name="T56"> </text:span><text:s text:c="13"/></text:p>
      <text:p text:style-name="P95">«Il me guide sur les chemins de la justice pour l'amour de son nom.</text:p>
      <text:p text:style-name="P28"><text:soft-page-break/>Ce qui suit sont des exemples de formes <text:span text:style-name="T1">yqtl </text:span>qui sont sans <text:span text:style-name="T1">patte </text:span>car un constituant <text:span text:style-name="T1">pré </text:span>- <text:span text:style-name="T1">posé </text:span>les précède . Étant donné que <text:span text:style-name="T1">yqtl </text:span>formes sont imperfectif, ils sont utilisés pour décrire les événements comme non plète com- parce qu'ils sont encore dans l' avenir (Ruth 1.17) ou sont habituelle (Gen 2.6a):</text:p>
      <text:p text:style-name="P56"><text:span text:style-name="T14">(1.17a) </text:span><text:span text:style-name="T15">ba'ašer tamûtî 'amût // </text:span><text:span text:style-name="T14">(17b) </text:span><text:span text:style-name="T15">w </text:span><text:span text:style-name="T14">a </text:span><text:span text:style-name="T15">šam ' eqqaber</text:span><text:span text:style-name="T57"> </text:span><text:s text:c="55"/></text:p>
      <text:p text:style-name="P106"><text:span text:style-name="T14">à l' endroit où vous allez mourir , je vais mourir <text:s/>// et il je serai enterré</text:span><text:span text:style-name="T58"> </text:span><text:s text:c="41"/></text:p>
      <text:p text:style-name="P97"><text:span text:style-name="T45">'Où tu mourras ( </text:span><text:span text:style-name="T46">yqtl </text:span><text:span text:style-name="T45">) je mourrai ( </text:span><text:span text:style-name="T46">yqtl </text:span><text:span text:style-name="T45">), et là je serai enterré ( </text:span><text:span text:style-name="T46">yqtl </text:span><text:span text:style-name="T45">).'</text:span></text:p>
      <text:p text:style-name="P54"><text:span text:style-name="T14">(2.6a) </text:span><text:span text:style-name="T15">w </text:span><text:span text:style-name="T14">a </text:span><text:span text:style-name="T15">'ed ya'aleh min-ha'are </text:span><text:span text:style-name="T36">c</text:span> <text:s text:c="26"/></text:p>
      <text:p text:style-name="P84"><text:span text:style-name="T14">et l' eau naît de la terre</text:span><text:span text:style-name="T59"> </text:span><text:s text:c="27"/></text:p>
      <text:p text:style-name="P98">«mais les ruisseaux venaient de la terre»</text:p>
      <text:p text:style-name="P57"><text:span text:style-name="T14">Bowling (pc) classe 1 Ki 21.12b (ci-dessus) comme une clause </text:span><text:span text:style-name="T16">wqtl </text:span><text:span text:style-name="T17">conjonctive </text:span><text:span text:style-name="T14">. Il est joint à un</text:span></text:p>
      <text:p text:style-name="P58"><text:span text:style-name="T15">La </text:span><text:span text:style-name="T14">clause </text:span><text:span text:style-name="T15">wqtl </text:span><text:span text:style-name="T14">a le même sujet et est facilement interprétée comme ayant un aspect perfectif. </text:span><text:span text:style-name="T28">3</text:span></text:p>
      <text:p text:style-name="P108"><text:span text:style-name="T14">Job 22.27b fournit un exemple d' une </text:span><text:span text:style-name="T16">wyqtl </text:span><text:span text:style-name="T14">clause; il est joint à une clause </text:span><text:span text:style-name="T15">yqtl </text:span><text:span text:style-name="T14">: (22.27a) </text:span><text:span text:style-name="T15">ta'tîr 'elayw // </text:span><text:span text:style-name="T14">(27b) </text:span><text:span text:style-name="T15">w </text:span><text:span text:style-name="T14">a </text:span><text:span text:style-name="T15">yišma'ekka</text:span><text:span text:style-name="T54"> </text:span><text:s text:c="13"/></text:p>
      <text:p text:style-name="P92"><text:span text:style-name="T14">vous allez prier pour lui // et il entendra vous</text:span><text:span text:style-name="T60"> </text:span><text:s text:c="13"/></text:p>
      <text:p text:style-name="P94"><text:span text:style-name="T45">«Vous </text:span><text:span text:style-name="T46">prierez </text:span><text:span text:style-name="T45">( </text:span><text:span text:style-name="T46">yqtl </text:span><text:span text:style-name="T45">) pour lui, et il vous entendra ( </text:span><text:span text:style-name="T46">wyqtl </text:span><text:span text:style-name="T45">)»</text:span></text:p>
      <text:p text:style-name="P30">De nombreuses langues ont une forme spéciale verbe coder les événements de scénario dans un récit où aucune discontinuité est d' être signalé, et l' hébreu est pas exception. Bowling (1997: 52) applique le terme «chaîne» à ces clauses. Deux formes verbales se trouvent dans de telles chaînes: <text:span text:style-name="T1">wyyqtl </text:span>et <text:span text:style-name="T1">wqtl </text:span>. Je l' ai déjà noté que la <text:span text:style-name="T1">wyyqtl </text:span>chaîne forme a perfective aspect (sec. 1, cette forme est en outre discuté dans sec 3.). Je considère maintenant la forme de chaîne <text:span text:style-name="T3">wqtl </text:span>.</text:p>
      <text:p text:style-name="P6"><text:s/></text:p>
      <text:p text:style-name="P5"><draw:frame draw:style-name="fr1" draw:name="Image3" text:anchor-type="as-char" svg:width="2.5138in" svg:height="0.0161in" draw:z-index="2"><draw:image xlink:href="https://translate.googleusercontent.com/image_2.png" xlink:type="simple" xlink:show="embed" xlink:actuate="onLoad"/></draw:frame></text:p>
      <text:p text:style-name="P31"><text:span text:style-name="T50">3 </text:span>Il n'y a pas de différence formelle entre conjonctifs <text:span text:style-name="T1">wqtl </text:span>et <text:span text:style-name="T1">wqtl </text:span>formes de chaîne à la troisième personne. Driver (1892) a suggéré que la <text:span text:style-name="T1">wqtl </text:span>forme a « perdu son individualité et passé sous l' empire du le verbe à laquelle il est connecté » (Waltke &amp; O'Connor 1990: 465). Cependant, voir Gen 26.22 ci-dessous pour une exception; une clause <text:span text:style-name="T1">wqtl </text:span>avec un sujet différent de la clause <text:span text:style-name="T1">qtl </text:span>précédente est interprétée comme une forme de chaîne <text:span text:style-name="T1">wqtl </text:span>.</text:p>
      <text:p text:style-name="Text_20_body"/>
      <text:p text:style-name="P109"><draw:frame draw:style-name="fr2" draw:name="Image4" text:anchor-type="char" svg:width="3.9862in" svg:height="0.222in" draw:z-index="3"><draw:image xlink:href="https://translate.googleusercontent.com/image_3.png" xlink:type="simple" xlink:show="embed" xlink:actuate="onLoad"/></draw:frame>Comme <text:span text:style-name="T1">yqtl </text:span>clauses, <text:span text:style-name="T1">wqtl </text:span>chaîne clauses ont imperfectif aspect. Cela se voit dans Gen 2.6 (décrivant un événement habituel dans le passé) et 12.12 (prédisant les événements futurs ): <text:span text:style-name="T28">4</text:span></text:p>
      <text:p text:style-name="P59"><text:span text:style-name="T14">(2.6a) </text:span><text:span text:style-name="T15">w </text:span><text:span text:style-name="T14">a </text:span><text:span text:style-name="T15">'ed ya'aleh min-ha'are </text:span><text:span text:style-name="T36">c <text:s text:c="2"/></text:span><text:span text:style-name="T15">// </text:span><text:span text:style-name="T14">(6b) </text:span><text:span text:style-name="T15">w </text:span><text:span text:style-name="T14">a </text:span><text:span text:style-name="T15">hišqâ ' et-kol-p </text:span><text:span text:style-name="T14">a </text:span><text:span text:style-name="T15">nê-ha'adamâ</text:span> <text:s text:c="40"/></text:p>
      <text:p text:style-name="P110">Et l' eau provient de-la terre // et il arrose <text:span text:style-name="T51">DO </text:span>de-surface du sol <text:span text:style-name="T45">« mais les ruisseaux utilisés pour venir en ( </text:span><text:span text:style-name="T46">yqtl </text:span><text:span text:style-name="T45">) de la terre et de l' eau ( </text:span><text:span text:style-name="T46">wqtl </text:span><text:span text:style-name="T45">) la toute surface du sol »</text:span><text:span text:style-name="T59"> </text:span><text:s text:c="41"/></text:p>
      <text:p text:style-name="P60"><text:span text:style-name="T45">(12.12a) </text:span><text:span text:style-name="T15">w </text:span><text:span text:style-name="T14">a </text:span><text:span text:style-name="T15">hayâ kî-yir'û 'otak hammi </text:span><text:span text:style-name="T36">c </text:span><text:span text:style-name="T15">rîm // </text:span><text:span text:style-name="T14">(12b) </text:span><text:span text:style-name="T15">w </text:span><text:span text:style-name="T14">a </text:span><text:span text:style-name="T15">' am </text:span><text:span text:style-name="T14">a </text:span><text:span text:style-name="T15">rû</text:span><text:span text:style-name="T61"> </text:span><text:s text:c="55"/></text:p>
      <text:p text:style-name="P85"><text:span text:style-name="T14">Et ce sera être quand-ils voient que vous les Egyptiens // et ils dire</text:span><text:span text:style-name="T62"> </text:span><text:s text:c="41"/></text:p>
      <text:p text:style-name="P99"><text:span text:style-name="T45">'Quand les Égyptiens vous verront ( </text:span><text:span text:style-name="T46">yqtl </text:span><text:span text:style-name="T45">), ils diront ( </text:span><text:span text:style-name="T46">wqtl </text:span><text:span text:style-name="T45">) ...'</text:span></text:p>
      <text:p text:style-name="P32">Bowling cite Ruth 1.11b comme un exemple dans lequel une clause de chaîne <text:span text:style-name="T1">wqtl </text:span>exprime le <text:span text:style-name="T7">but </text:span>de l'événement décrit dans la clause précédente <text:span text:style-name="T45">('Qn' = marqueur de question polaire ) </text:span>:</text:p>
      <text:p text:style-name="P111"><text:soft-page-break/>(1.11a) <text:span text:style-name="T1">ha'ôd-lî banîm b </text:span>a <text:span text:style-name="T1">me'ay // </text:span>(11b) <text:span text:style-name="T1">w </text:span>a <text:span text:style-name="T1">hayû lakem la'anašîm </text:span>Qn encore-pour moi des fils dans mon ventre // &amp; ils seront pour vous maris <text:span text:style-name="T45">' Je vais pour avoir plus de fils, qui va devenir ( </text:span><text:span text:style-name="T46">wqtl </text:span><text:span text:style-name="T45">) vos maris?</text:span><text:span text:style-name="T63"> </text:span><text:s text:c="167"/></text:p>
      <text:p text:style-name="P33">Gen 26.22f-g est un exemple d' une <text:span text:style-name="T1">wqtl </text:span>chaîne clause qui exprime le <text:span text:style-name="T7">résultat </text:span>de l' événement décrit avec un <text:span text:style-name="T1">QTL </text:span>forme dans le précédent article:</text:p>
      <text:p text:style-name="P112"><text:span text:style-name="T14">(26.22f) </text:span><text:span text:style-name="T15">« atta Hir </text:span><text:span text:style-name="T30">Z </text:span><text:span text:style-name="T15">îc YHWH Lánů // </text:span><text:span text:style-name="T14">(22g) </text:span><text:span text:style-name="T15">ûparînû ba'are </text:span><text:span text:style-name="T30">c </text:span><text:span text:style-name="T14">maintenant a fait salle YHWH pour nous // et nous serons fécond dans le pays </text:span><text:span text:style-name="T45">» Maintenant , l' Éternel a donné nous chambre ( </text:span><text:span text:style-name="T46">QTL </text:span><text:span text:style-name="T45">) et nous allons prospérer ( </text:span><text:span text:style-name="T46">wqtl </text:span><text:span text:style-name="T45">) dans la terre.</text:span><text:span text:style-name="T57"> </text:span><text:s text:c="139"/></text:p>
      <text:p text:style-name="P35">Quand un <text:span text:style-name="T1">wqtl </text:span>chaîne clause est précédée par un <text:span text:style-name="T7">impératif </text:span>, il présente un autre impératif, qui est à être exécutée après la première personne. Ceci est illustré dans Ruth 2.14:</text:p>
      <text:p text:style-name="P113"><text:span text:style-name="T14">(2.14) </text:span><text:span text:style-name="T15">gošî halom // w </text:span><text:span text:style-name="T14">a </text:span><text:span text:style-name="T15">'akalt </text:span><text:span text:style-name="T14">a </text:span><text:span text:style-name="T15">min-halle </text:span><text:span text:style-name="T30">Z </text:span><text:span text:style-name="T15">em // w </text:span><text:span text:style-name="T14">a </text:span><text:span text:style-name="T30">I </text:span><text:span text:style-name="T15">abalt </text:span><text:span text:style-name="T14">a </text:span><text:span text:style-name="T15">pittek ba </text:span><text:span text:style-name="T30">Z </text:span><text:span text:style-name="T15">ome </text:span><text:span text:style-name="T30">c </text:span><text:span text:style-name="T14">approche here // &amp; eat from-the bread // &amp; dip your portion in the vinagar </text:span><text:span text:style-name="T45">' Come plus près, mangez ( </text:span><text:span text:style-name="T46">wqtl </text:span><text:span text:style-name="T45">) du pain et trempez-le ( </text:span><text:span text:style-name="T46">wqtl </text:span><text:span text:style-name="T45">) dans le vinaigre de vin!</text:span> <text:s text:c="166"/></text:p>
      <text:p text:style-name="P114">Longacre (1994) souligne que <text:span text:style-name="T1">wqtl </text:span>clauses de la chaîne sont la voie par défaut de présenter les étapes dans une <text:span text:style-name="T7">procédure </text:span>où aucune discontinuité est d' être signalé. La procédure peut être normative, comme dans les descriptions dans Lévitique des les rituels à être suivi en faisant des offrandes (pp. 52-53). Alternati- Vely, il peut être quelque chose fait plus et plus encore dans le passé » (Bowling 1997: 61), comme dans 1 Sam 17,34 à 35:</text:p>
      <text:p text:style-name="P61"><text:span text:style-name="T45">(17.34b) </text:span><text:span text:style-name="T15">ro'eh hayâ 'abd </text:span><text:span text:style-name="T14">a </text:span><text:span text:style-name="T15">ka l </text:span><text:span text:style-name="T14">a </text:span><text:span text:style-name="T15">' abîw ba </text:span><text:span text:style-name="T36">cc </text:span><text:span text:style-name="T15">o'n</text:span><text:span text:style-name="T64"> </text:span><text:s text:c="55"/></text:p>
      <text:p text:style-name="P84"><text:span text:style-name="T14">berger a été ton serviteur pour son père parmi les moutons</text:span><text:span text:style-name="T60"> </text:span><text:s text:c="27"/></text:p>
      <text:p text:style-name="P62"><text:span text:style-name="T14">(34c) </text:span><text:span text:style-name="T15">ûba ' ha'arî w </text:span><text:span text:style-name="T14">a </text:span><text:span text:style-name="T15">' et-haddôb // </text:span><text:span text:style-name="T14">(34d) </text:span><text:span text:style-name="T15">w </text:span><text:span text:style-name="T14">a </text:span><text:span text:style-name="T15">nasa ' seh meha'eder</text:span> <text:s text:c="82"/></text:p>
      <text:p text:style-name="P115"><text:span text:style-name="T14">&amp; est venu le lion &amp; avec- l'ours // &amp; a emmené des moutons du troupeau (35a) </text:span><text:span text:style-name="T15">w </text:span><text:span text:style-name="T14">a </text:span><text:span text:style-name="T15">ya </text:span><text:span text:style-name="T30">c </text:span><text:span text:style-name="T15">a'tî 'aharayw</text:span><text:span text:style-name="T59"> </text:span><text:s text:c="97"/></text:p>
      <text:p text:style-name="P78">&amp; Je suis sorti après lui</text:p>
      <text:p text:style-name="P116">«Votre serviteur a été ( <text:span text:style-name="T1">qtl </text:span>) un berger pour son père. Chaque fois qu'un lion ou un ours venait ( <text:span text:style-name="T1">wqtl </text:span>) et saisissait ( <text:span text:style-name="T1">wqtl </text:span>) un mouton du troupeau, j'allais ( <text:span text:style-name="T1">wqtl </text:span>) après lui ... ''</text:p>
      <text:p text:style-name="P36">Voir la section 4 sur le statut des clauses de chaîne <text:span text:style-name="T1">wqtl </text:span>dans le récit, et des clauses de chaîne <text:span text:style-name="T1">wyyqtl </text:span>dans les procédures.</text:p>
      <text:p text:style-name="P6"><text:s/></text:p>
      <text:p text:style-name="P6"><text:s/></text:p>
      <text:p text:style-name="P6"><text:s/></text:p>
      <text:p text:style-name="P8"><draw:frame draw:style-name="fr1" draw:name="Image5" text:anchor-type="as-char" svg:width="2.5138in" svg:height="0.0161in" draw:z-index="4"><draw:image xlink:href="https://translate.googleusercontent.com/image_2.png" xlink:type="simple" xlink:show="embed" xlink:actuate="onLoad"/></draw:frame></text:p>
      <text:p text:style-name="P31"><text:span text:style-name="T50">4 </text:span>Comme les formes de chaînes <text:span text:style-name="T1">wqtl </text:span>décrivent le plus souvent des événements qui n'ont pas encore été réalisés, certains grammairiens préfèrent dire qu'ils ont une humeur irréaliste. Cependant, des passages tels que Gen 2.6b, 1 Sam 17.34-35 et Ex 1.19e montrent qu'ils sont également utilisés pour décrire des événements realis habituels. C'est pourquoi je les classe comme ayant un aspect imparfait, où l'imperfectif est compris comme incluant les événements irréalis parce qu'ils ne sont pas non plus achevés au point de référence.</text:p>
      <text:p text:style-name="Text_20_body"/>
      <text:p text:style-name="P19"><draw:frame draw:style-name="fr2" draw:name="Image6" text:anchor-type="char" svg:width="3.9862in" svg:height="0.222in" draw:z-index="5"><draw:image xlink:href="https://translate.googleusercontent.com/image_4.png" xlink:type="simple" xlink:show="embed" xlink:actuate="onLoad"/></draw:frame><text:soft-page-break/><text:span text:style-name="T35">3. </text:span><text:span text:style-name="T33">La wyyqtl forme comme la valeur par défaut façon de coder les événements dans les récits</text:span> <text:s/></text:p>
      <text:p text:style-name="P23">Les contrastes bidirectionnels sont très courants en linguistique et tendent à se situer entre un membre par défaut et un membre marqué. Une commune erreur est d' attribuer un positif étiquette non seulement à l' marqué membre de la paire, mais aussi au membre par défaut. Lorsque cela se produit, bien que l'étiquette puisse décrire la fonction <text:span text:style-name="T7">typique </text:span>du membre par défaut, elle ne rendra pas compte de toutes les instances de son utilisation. <text:span text:style-name="T1">J'applique </text:span>maintenant cette observation à la fonction des formes <text:span text:style-name="T1">wyyqtl </text:span>dans le récit.</text:p>
      <text:p text:style-name="P118"><text:span text:style-name="T34">3.1 </text:span><text:span text:style-name="T32">Les </text:span><text:span text:style-name="T31">formes </text:span><text:span text:style-name="T32">Wyyqtl </text:span><text:span text:style-name="T31">ne sont pas marquées pour la séquence chronologique</text:span> <text:s text:c="2"/></text:p>
      <text:p text:style-name="P120">Dans son livre de 1989 sur Joseph, Longacre a fait une affirmation positive sur les clauses <text:span text:style-name="T1">wyyqtl </text:span>en hébreu: à savoir, qu'elles font avancer l' histoire , avec les événements ainsi présentés dans l' ordre chronologique (p. 178</text:p>
      <text:p text:style-name="P121">-Comme dans Ruth 4.1b). Cependant, Heimerdinger (1999) signale des cas dans lesquels les clauses <text:span text:style-name="T1">wyyqtl </text:span>décrivent des événements qui <text:span text:style-name="T7">ne </text:span>sont <text:span text:style-name="T7">pas </text:span>dans un ordre chronologique . Un tel est dans Gen 7.22-23:</text:p>
      <text:p text:style-name="P122"><text:span text:style-name="T14">(7.22) <text:s text:c="2"/></text:span><text:span text:style-name="T15">kol 'ašer nišmat-rû </text:span><text:span text:style-name="T29">a </text:span><text:span text:style-name="T30">Z Z </text:span><text:span text:style-name="T15">ayyîm b </text:span><text:span text:style-name="T14">a </text:span><text:span text:style-name="T15">' appayw mikkol 'ašer be </text:span><text:span text:style-name="T30">Z </text:span><text:span text:style-name="T15">arabâ metû </text:span><text:span text:style-name="T14">tout ce souffle de vie dans ses narines de tout ce qui est mort sur terre sèche </text:span><text:span text:style-name="T45">' Tout ce qui a respiré le souffle de la vie dans ses narines, tout ce qui était sur la terre ferme, sont mortes.</text:span></text:p>
      <text:p text:style-name="P63"><text:span text:style-name="T14">(23 bis) <text:s/></text:span><text:span text:style-name="T15">wayyima </text:span><text:span text:style-name="T36">Z </text:span><text:span text:style-name="T15">'et-kol-hay </text:span><text:span text:style-name="T14">a </text:span><text:span text:style-name="T15">qûm <text:s text:c="8"/>' ašer <text:s text:c="2"/>'al-p </text:span><text:span text:style-name="T14">a </text:span><text:span text:style-name="T15">nê ha'adamâ</text:span><text:span text:style-name="T65"> </text:span><text:s text:c="27"/></text:p>
      <text:p text:style-name="P100"><text:span text:style-name="T14">et il a détruit </text:span><text:span text:style-name="T51">DO </text:span><text:span text:style-name="T14">-tout- l'existence qui à la surface du sol</text:span><text:span text:style-name="T66"> </text:span><text:s text:c="27"/></text:p>
      <text:p text:style-name="P95">«&amp; a été anéanti tous les êtres vivants qui étaient sur la surface de la terre…»</text:p>
      <text:p text:style-name="P123"><text:span text:style-name="T14">(23b) </text:span><text:span text:style-name="T15">wayyimma </text:span><text:span text:style-name="T30">Z </text:span><text:span text:style-name="T15">û min-ha'are </text:span><text:span text:style-name="T30">c </text:span><text:span text:style-name="T14">et ils ont été détruits de la </text:span><text:span text:style-name="T18">terre </text:span><text:span text:style-name="T45">'et ils ont été essuyés de la terre'.</text:span><text:span text:style-name="T57"> </text:span><text:s text:c="27"/></text:p>
      <text:p text:style-name="P37">Comme le note Heimerdinger (p. 83), Gen 7.23b 'ne peut pas être décrit comme faisant avancer l' action; il ne présente pas de nouvel événement, mais se contente de reformuler l'action de 23a.</text:p>
      <text:p text:style-name="P30"><text:span text:style-name="T1">Les </text:span>clauses <text:span text:style-name="T1">Wyyqtl </text:span>peuvent même présenter des <text:span text:style-name="T7">flashbacks </text:span>(pp. 86-89). Bien que certains chercheurs contestent cela, le numéro 1.47-49a semble assez clair:</text:p>
      <text:p text:style-name="P64"><text:span text:style-name="T14">(1.47) </text:span><text:span text:style-name="T15">w </text:span><text:span text:style-name="T14">a </text:span><text:span text:style-name="T15">halwiyyim <text:s/>l </text:span><text:span text:style-name="T14">a </text:span><text:span text:style-name="T15">ma </text:span><text:span text:style-name="T36">II </text:span><text:span text:style-name="T15">eh 'abotam lo' hotpaq </text:span><text:span text:style-name="T14">a </text:span><text:span text:style-name="T15">dû b </text:span><text:span text:style-name="T14">a </text:span><text:span text:style-name="T15">tôkam</text:span><text:span text:style-name="T67"> </text:span><text:s text:c="41"/></text:p>
      <text:p text:style-name="P100"><text:span text:style-name="T14">et les Lévites selon la tribu de leurs pères n'étaient pas comptés parmi eux</text:span><text:span text:style-name="T68"> </text:span><text:s text:c="13"/></text:p>
      <text:p text:style-name="P95">'&amp; les Lévites selon leur tribu ancestrale n'étaient pas comptés parmi eux.'</text:p>
      <text:p text:style-name="P66"><text:span text:style-name="T14">(48) </text:span><text:span text:style-name="T15">Way </text:span><text:span text:style-name="T14">a </text:span><text:span text:style-name="T15">dabber yhwh 'el-mošeh le'mor // ' ak 'et-ma </text:span><text:span text:style-name="T36">II </text:span><text:span text:style-name="T15">eh lewî lo' tipqod</text:span> <text:s text:c="54"/></text:p>
      <text:p text:style-name="P100"><text:span text:style-name="T14">Et a parlé YHWH à Moïse en disant // que </text:span><text:span text:style-name="T51">DO </text:span><text:span text:style-name="T14">-tribe de Levi ne vous doit nombre</text:span><text:span text:style-name="T60"> </text:span><text:s text:c="27"/></text:p>
      <text:p text:style-name="P96"><text:span text:style-name="T45">'&amp; YHWH </text:span><text:span text:style-name="T47">avait dit </text:span><text:span text:style-name="T45">à Moïse, (49a) "Seule la tribu de Lévi ne sera pas comptée".'</text:span></text:p>
      <text:p text:style-name="P89">De Longacre problème était que il décrit <text:span text:style-name="T1">wyyqtl </text:span>verbes comme <text:span text:style-name="T7">punctiliar </text:span>(loc. Cit.), Ce qui implique que les événements sont considérés comme terminés, « un fini événement étant suivi par une autre un » (Heimer- Dinger p. 86). Le problème disparaît si elles sont décrites comme ayant défaut, perfective aspect. On peut alors observer que les événements présentés dans les clauses <text:span text:style-name="T1">wyyqtl </text:span>sont <text:span text:style-name="T7">généralement </text:span>dans l'ordre chronologique lorsqu'ils font partie d'un récit (la présentation linéaire des <text:soft-page-break/>événements «imite la séquence chronologique présumée des événements dans le monde réel » - op. Cit. 48), sans <text:span text:style-name="T7">exigeant </text:span>qu'il en soit ainsi.</text:p>
      <text:p text:style-name="P9"><text:s/></text:p>
      <text:p text:style-name="P119"><text:span text:style-name="T34">3.2 </text:span><text:span text:style-name="T32">Les </text:span><text:span text:style-name="T31">formes </text:span><text:span text:style-name="T32">Wyyqtl </text:span><text:span text:style-name="T31">ne sont pas marquées comme des événements de premier plan dans le récit</text:span> <text:s text:c="2"/></text:p>
      <text:p text:style-name="P38">Les événements du scénario sont généralement présentés non seulement sous l' aspect perfectif , mais aussi avec une forme verbale spécifique: le passé simple en anglais, le prétérit en espagnol écrit, le parfait en espagnol castillan parlé, l'aoriste en grec et un `` récit '' ou forme «neutre» dans de nombreuses langues africaines. Un danger est de traiter cette forme comme une manière <text:span text:style-name="T7">marquée </text:span>de présenter les événements de premier plan en séquence, plutôt que comme la manière <text:span text:style-name="T7">par défaut </text:span>de décrire les événements du scénario .</text:p>
      <text:p text:style-name="P34">Par exemple, Longacre (1989) a fait un deuxième positif réclamation au sujet <text:span text:style-name="T1">wyyqtl </text:span>clauses: qui ils sont la seule forme utilisée pour premier plan des événements. Toutes les autres formes verbales présentent alors des éléments de fond d' un type ou d' un autre (dans son article de 1994 , Longacre note quelques exceptions - pp. 71 <text:span text:style-name="T1">ss </text:span>).</text:p>
      <text:p text:style-name="Text_20_body"/>
      <text:p text:style-name="P124"><draw:frame draw:style-name="fr2" draw:name="Image7" text:anchor-type="char" svg:width="3.9862in" svg:height="0.222in" draw:z-index="6"><draw:image xlink:href="https://translate.googleusercontent.com/image_5.png" xlink:type="simple" xlink:show="embed" xlink:actuate="onLoad"/></draw:frame>Cependant, Heimerdinger soutient (p. 77) que les clauses <text:span text:style-name="T1">wyyqtl </text:span>décrivent à la fois des événements clés et des événements insignifiants . Un exemple se trouve dans 2 <text:span text:style-name="T49">Ki </text:span>4.37; la clause finale (« sorti») «est ici un verbe de clôture de routine renvoyant le participant» (loc. cit.):</text:p>
      <text:p text:style-name="P65"><text:span text:style-name="T14">(4.37) </text:span><text:span text:style-name="T15">wattabo ' // wattippol ' al-raglayw // wattišta </text:span><text:span text:style-name="T36">Z </text:span><text:span text:style-name="T15">û 'ar </text:span><text:span text:style-name="T14">a </text:span><text:span text:style-name="T36">c </text:span><text:span text:style-name="T15">â //</text:span><text:span text:style-name="T69"> </text:span><text:s text:c="69"/></text:p>
      <text:p text:style-name="P101"><text:span text:style-name="T14">Et elle est allée en // et elle est tombée à-ses pieds // et elle salua elle - même à la terre //</text:span><text:span text:style-name="T59"> </text:span><text:s text:c="41"/></text:p>
      <text:p text:style-name="P102"><text:span text:style-name="T15">wattissa ' ' et-b </text:span><text:span text:style-name="T14">a </text:span><text:span text:style-name="T15">nah // watte </text:span><text:span text:style-name="T36">c </text:span><text:span text:style-name="T15">e '</text:span> <text:s text:c="26"/></text:p>
      <text:p text:style-name="P101"><text:span text:style-name="T14">&amp; elle a pris </text:span><text:span text:style-name="T51">DO- </text:span><text:span text:style-name="T14">son fils // &amp; elle est sortie</text:span></text:p>
      <text:p text:style-name="P98">«Elle entra, tomba à ses pieds et se prosterna au sol. Elle a ensuite emmené son fils et est sortie.</text:p>
      <text:p text:style-name="P90">Le problème de Longacre peut être évité si les clauses <text:span text:style-name="T1">wyyqtl ne </text:span>sont pas décrites comme le groupe du scénario , mais comme la manière <text:span text:style-name="T7">par défaut </text:span>ou non marquée de présenter les événements du scénario (Dr. Longacre est d'accord — pc). «En règle générale, le corps d' un texte est SANS MARQUE pour sa visibilité » (Dooley &amp; Levinsohn 2001: 84).</text:p>
      <text:p text:style-name="P6"><text:s/></text:p>
      <text:p text:style-name="P17"><text:span text:style-name="T35">4. </text:span><text:span text:style-name="T33">Contexte en hébreu</text:span> <text:s/></text:p>
      <text:p text:style-name="P21">Cette section discute brièvement de l' importance d' utiliser une forme autre que la forme verbale par défaut dans les récits et les procédures.</text:p>
      <text:p text:style-name="P25">Je soutiens ailleurs (Levinsohn 2000: 173 <text:span text:style-name="T1">f </text:span>) qu'il y a un besoin de distinguer entre verbe formes qui <text:span text:style-name="T7">naturellement </text:span>véhiculent fond informations dans un particulier discours genre et ceux qui sont utilisés dans une <text:span text:style-name="T7">marquée </text:span>façon. Dans un récit, par exemple, imperfectif aspect <text:span text:style-name="T7">tend </text:span>à être utilisé pour présenter l' information d' un arrière - plan la nature , car il est le <text:span text:style-name="T7">naturel </text:span>aspect à utiliser pour décrire habituels ou futures actions. (Foley et Van Valin [1984: 373] parlent d' une « corrélation inhérente » entre l' aspect imparfait et le fond.)</text:p>
      <text:p text:style-name="P39"><text:soft-page-break/>Cependant, il peut y avoir des occasions où il est approprié de présenter un premier plan événement dans le récit comme non terminé à la pointe de référence. Actes 4.31 en grec fournit un exemple clair ('... et ils étaient tous remplis [perfectifs] du Saint-Esprit et prononçaient [imperfectivement] la parole de Dieu avec hardiesse'). Luc dépeint les gens parlant la parole de Dieu avec assurance comme une activité qui a repris quand ils étaient tous remplis avec le Saint - Esprit et puis était en cours.</text:p>
      <text:p text:style-name="P34">Voir aussi l' utilisation de <text:span text:style-name="T1">w </text:span>un <text:span text:style-name="T1">Hinneh </text:span>« et voici » avec un verbal participe en hébreu pour mettre en évidence l' événement concerné (discuté dans Levinsohn 2009 §5.4.2), même si le participe a imperfectif (voir sec. 1).</text:p>
      <text:p text:style-name="P40">La principale raison de sélectionner un perfective contre une imperfectif forme, donc, est aspectuel: ne l' auteur souhaite de dépeindre l' événement comme un tout ou comme non terminé au le moment de référence? Seulement en de rares occasions est un inattendu aspect utilisé pour créer un spécial effet. La dernière partie de cette section concerne ces occasions.</text:p>
      <text:p text:style-name="P41">Le tableau suivant présente les formes verbales que l' on trouve couramment dans le corps d' un récit ou d' une procédure (c'est-à-dire à l' exclusion des paramètres, des non-événements, etc.), ainsi que leurs fonctions de base et spéciales :</text:p>
      <text:p text:style-name="P10"><text:s/></text:p>
      <table:table table:name="Table2" table:style-name="Table2">
        <table:table-column table:style-name="Table2.A"/>
        <table:table-column table:style-name="Table2.B"/>
        <table:table-column table:style-name="Table2.C"/>
        <table:table-row>
          <table:table-cell table:style-name="Table2.A1" office:value-type="string">
            <text:p text:style-name="P144"><text:s/></text:p>
          </table:table-cell>
          <table:table-cell table:style-name="Table2.A1" office:value-type="string">
            <text:p text:style-name="P151">récit</text:p>
          </table:table-cell>
          <table:table-cell table:style-name="Table2.A1" office:value-type="string">
            <text:p text:style-name="P151">procédure</text:p>
          </table:table-cell>
        </table:table-row>
        <table:table-row>
          <table:table-cell table:style-name="Table2.A1" office:value-type="string">
            <text:p text:style-name="P153">ligne de thème par défaut (aucune discontinuité marquée)</text:p>
          </table:table-cell>
          <table:table-cell table:style-name="Table2.A1" office:value-type="string">
            <text:p text:style-name="P154">wyyqtl</text:p>
          </table:table-cell>
          <table:table-cell table:style-name="Table2.A1" office:value-type="string">
            <text:p text:style-name="P154">wqtl</text:p>
          </table:table-cell>
        </table:table-row>
        <table:table-row>
          <table:table-cell table:style-name="Table2.A1" office:value-type="string">
            <text:p text:style-name="P155">discontinuité marquée par le X de préposition:</text:p>
          </table:table-cell>
          <table:table-cell table:style-name="Table2.A1" office:value-type="string">
            <text:p text:style-name="P156"><text:span text:style-name="T10">(w) </text:span><text:span text:style-name="T9">X </text:span><text:span text:style-name="T10">qtl</text:span></text:p>
          </table:table-cell>
          <table:table-cell table:style-name="Table2.A1" office:value-type="string">
            <text:p text:style-name="P156"><text:span text:style-name="T10">(w) </text:span><text:span text:style-name="T9">X </text:span><text:span text:style-name="T10">yqtl</text:span></text:p>
          </table:table-cell>
        </table:table-row>
        <table:table-row>
          <table:table-cell table:style-name="Table2.A1" office:value-type="string">
            <text:p text:style-name="P149">effets spéciaux:</text:p>
          </table:table-cell>
          <table:table-cell table:style-name="Table2.A1" office:value-type="string">
            <text:p text:style-name="P150">wqtl</text:p>
          </table:table-cell>
          <table:table-cell table:style-name="Table2.A1" office:value-type="string">
            <text:p text:style-name="P150">wyyqtl</text:p>
          </table:table-cell>
        </table:table-row>
      </table:table>
      <text:p text:style-name="P43">Je discute d' abord le <text:span text:style-name="T7">récit </text:span>et, en particulier, la différence entre les formes <text:span text:style-name="T1">(w) </text:span>X <text:span text:style-name="T1">qtl </text:span>et <text:span text:style-name="T1">wyyqtl </text:span>dans ce genre. La base de différence entre ces deux formes est pas un d' arrière - plan par rapport sol PRECEDE (voir Bailey et Levinsohn 1992). Au contraire, les <text:span text:style-name="T1">(w) </text:span>X <text:span text:style-name="T1">QTL </text:span>formes sont utilisées à des points de tinuité décon-, comme quand il y a un interrupteur d'attention d'un participant ou d'une situation à l' autre (voir Levinsohn 2009 §3.1). Une telle discontinuité n'est pas signalée par les formes <text:span text:style-name="T1">wyyqtl </text:span>.</text:p>
      <text:p text:style-name="Text_20_body"/>
      <text:p text:style-name="P109"><draw:frame draw:style-name="fr2" draw:name="Image8" text:anchor-type="char" svg:width="3.9862in" svg:height="0.222in" draw:z-index="7"><draw:image xlink:href="https://translate.googleusercontent.com/image_6.png" xlink:type="simple" xlink:show="embed" xlink:actuate="onLoad"/></draw:frame>Gen 4.4b-5 illustre ce point. L' événement du v. 5a implique un changement d' attention d' Abel et son offrande à Caïn et son offrande. Cet événement est au moins aussi importante que celle de 4b, même si elle est présentée avec un <text:span text:style-name="T1">w </text:span>X <text:span text:style-name="T1">de </text:span>la forme, plutôt que d' une <text:span text:style-name="T1">wyyqtl </text:span>forme:</text:p>
      <text:p text:style-name="P65"><text:span text:style-name="T14">(4.4b) </text:span><text:span text:style-name="T15">wayyiša ' yhwh ' el-hebel w </text:span><text:span text:style-name="T14">a </text:span><text:span text:style-name="T15">'el-min </text:span><text:span text:style-name="T36">Z </text:span><text:span text:style-name="T15">atô</text:span> <text:s text:c="40"/></text:p>
      <text:p text:style-name="P84"><text:span text:style-name="T14">et regarda YHWH vers Abel et vers son offrande</text:span><text:span text:style-name="T70"> </text:span><text:s text:c="27"/></text:p>
      <text:p text:style-name="P99"><text:span text:style-name="T45">`` Alors l'Éternel regarda avec faveur ( </text:span><text:span text:style-name="T46">wyyqtl </text:span><text:span text:style-name="T45">) Abel et son offrande ''</text:span></text:p>
      <text:p text:style-name="P67"><text:span text:style-name="T14">(5a) </text:span><text:span text:style-name="T15">w </text:span><text:span text:style-name="T14">a </text:span><text:span text:style-name="T15">'el-qayin w </text:span><text:span text:style-name="T14">a </text:span><text:span text:style-name="T15">' el-min </text:span><text:span text:style-name="T36">Z </text:span><text:span text:style-name="T15">atô lo ' ša'â</text:span> <text:s text:c="40"/></text:p>
      <text:p text:style-name="P84"><text:soft-page-break/><text:span text:style-name="T14">&amp; à-Caïn &amp; à-son offrande non il regarda</text:span><text:span text:style-name="T60"> </text:span><text:s text:c="13"/></text:p>
      <text:p text:style-name="P99"><text:span text:style-name="T45">'mais sur Caïn et son offrande, il n'a pas regardé avec faveur ( </text:span><text:span text:style-name="T46">qtl). </text:span><text:span text:style-name="T45">"</text:span></text:p>
      <text:p text:style-name="P44">Parfois, un <text:span text:style-name="T1">(w) </text:span>X <text:span text:style-name="T1">QTL </text:span>forme est utilisée quand une <text:span text:style-name="T1">wyyqtl </text:span>forme aurait dû été prévu. Cette utilisation peut être discernée lorsque l' événement qui a été décrit avec la <text:span text:style-name="T1">QTL </text:span>forme est en séquence avec l' événement présenté immédiatement avant. Un formulaire <text:span text:style-name="T1">wyyqtl </text:span>aurait été attendu dans un tel contexte. En utilisant la forme <text:span text:style-name="T1">(w) </text:span>X <text:span text:style-name="T1">qtl </text:span>, l'attention de l'auditeur passe d'un référent à l'autre. Ce phénomène est utilisé à plusieurs reprises dans le cadre d' événements climatiques (Longacre 1989).</text:p>
      <text:p text:style-name="P45">Gen 19.24 illustre ce phénomène. Au moins quelques - uns des les événements de vv. 23-24 se produisent dans un ordre chronologique , mais tous sont présentés avec des formes <text:span text:style-name="T1">(w) </text:span>X <text:span text:style-name="T1">qtl </text:span>, y compris l' événement climatique de 24: <text:span text:style-name="T28">5</text:span></text:p>
      <text:p text:style-name="P62"><text:span text:style-name="T45">(19,21 </text:span><text:span text:style-name="T46">f </text:span><text:span text:style-name="T45">) « Il a dit </text:span><text:span text:style-name="T48">à </text:span><text:span text:style-name="T45">lui [Lot], » ... Mais fuyez il rapidement, parce que je ne peux pas faire quoi que ce soit jusqu'à ce que vous atteignez ce.</text:span></text:p>
      <text:p text:style-name="P125"><text:span text:style-name="T45">C'est pourquoi il a appelé ( </text:span><text:span text:style-name="T46">qtl </text:span><text:span text:style-name="T45">) le village Zoar.</text:span></text:p>
      <text:p text:style-name="P66"><text:span text:style-name="T20">( </text:span><text:span text:style-name="T22">23 </text:span><text:span text:style-name="T14">a ) </text:span><text:span text:style-name="T23">ha </text:span><text:span text:style-name="T15">Ss e m e š y </text:span><text:span text:style-name="T22">Â </text:span><text:span text:style-name="T36">c </text:span><text:span text:style-name="T22">Â </text:span><text:span text:style-name="T36">³ </text:span><text:span text:style-name="T37">K </text:span><text:span text:style-name="T23">a l </text:span><text:span text:style-name="T15">- </text:span><text:span text:style-name="T23">h </text:span><text:span text:style-name="T22">Â </text:span><text:span text:style-name="T36">³ </text:span><text:span text:style-name="T22">Â </text:span><text:span text:style-name="T15">r </text:span><text:span text:style-name="T25">e </text:span><text:span text:style-name="T36">c</text:span> <text:s text:c="28"/></text:p>
      <text:p text:style-name="P126"><text:span text:style-name="T14">le soleil est sorti sur la terre </text:span><text:span text:style-name="T20">( </text:span><text:span text:style-name="T22">23b </text:span><text:span text:style-name="T14">) </text:span><text:span text:style-name="T15">w </text:span><text:span text:style-name="T24">a </text:span><text:span text:style-name="T23">l ô </text:span><text:span text:style-name="T30">I </text:span><text:span text:style-name="T25">b </text:span><text:span text:style-name="T22">â </text:span><text:span text:style-name="T30">³ c </text:span><text:span text:style-name="T22">ō </text:span><text:span text:style-name="T30">K </text:span><text:span text:style-name="T22">ă </text:span><text:span text:style-name="T15">r â</text:span><text:span text:style-name="T71"> </text:span><text:s text:c="55"/></text:p>
      <text:p text:style-name="P79"><text:span text:style-name="T45">&amp; </text:span><text:span text:style-name="T14">Lot est entré dans Zoar</text:span></text:p>
      <text:p text:style-name="P68"><text:span text:style-name="T20">( </text:span><text:span text:style-name="T22">24 </text:span><text:span text:style-name="T14">) </text:span><text:span text:style-name="T15">w </text:span><text:span text:style-name="T25">y </text:span><text:span text:style-name="T23">h </text:span><text:span text:style-name="T15">wh </text:span><text:span text:style-name="T23">h i </text:span><text:span text:style-name="T15">m </text:span><text:span text:style-name="T38">I </text:span><text:span text:style-name="T23">î </text:span><text:span text:style-name="T15">r </text:span><text:span text:style-name="T36">K </text:span><text:span text:style-name="T23">a </text:span><text:span text:style-name="T21">l </text:span><text:span text:style-name="T15">- s </text:span><text:span text:style-name="T24">a </text:span><text:span text:style-name="T39">une </text:span><text:span text:style-name="T22">ō </text:span><text:span text:style-name="T15">m </text:span><text:span text:style-name="T27">w </text:span><text:span text:style-name="T24">a </text:span><text:span text:style-name="T36">K </text:span><text:span text:style-name="T19">a </text:span><text:span text:style-name="T21">l </text:span><text:span text:style-name="T15">- </text:span><text:span text:style-name="T37">K </text:span><text:span text:style-name="T22">ã </text:span><text:span text:style-name="T19">m </text:span><text:span text:style-name="T24">ō </text:span><text:span text:style-name="T27">r </text:span><text:span text:style-name="T15">â </text:span><text:span text:style-name="T23">g </text:span><text:span text:style-name="T22">â </text:span><text:span text:style-name="T19">p </text:span><text:span text:style-name="T37">¯ </text:span><text:span text:style-name="T24">un </text:span><text:span text:style-name="T27">r </text:span><text:span text:style-name="T21">î </text:span><text:span text:style-name="T36">I </text:span><text:span text:style-name="T15">w </text:span><text:span text:style-name="T18">Â </text:span><text:span text:style-name="T37">³ </text:span><text:span text:style-name="T26">ç </text:span><text:span text:style-name="T15">© </text:span><text:span text:style-name="T46">...</text:span> <text:s text:c="54"/></text:p>
      <text:p text:style-name="P86"><text:span text:style-name="T45">&amp; </text:span><text:span text:style-name="T14">Yahweh a fait pleuvoir sur Sodome &amp; sur Gomorrhe soufre &amp; feu</text:span> <text:s text:c="12"/></text:p>
      <text:p text:style-name="P117">`` Le soleil s'est levé ( <text:span text:style-name="T1">qtl </text:span>) sur la terre et Lot a atteint ( <text:span text:style-name="T1">qtl </text:span>) Zoar et YHWH ont plu ( <text:span text:style-name="T1">qtl </text:span>) du soufre brûlant sur Sodome et Gomorrhe ... ''</text:p>
      <text:p text:style-name="P41"><text:span text:style-name="T1">(W) QTL </text:span>formes qui <text:span text:style-name="T7">commencent </text:span>clauses peuvent être utilisées à <text:span text:style-name="T7">fond les </text:span>événements , car ils sont d' une pré- liminaire nature en relation à la storyline des événements qui suivent. Ceci est illustré dans 1 Ki 21.12-13; les événements de v. 12 (présentée à <text:span text:style-name="T1">(w) QTL </text:span>formes) sont facilement interprétées comme préliminaire à et back mis à la terre par rapport à la moyenne Description des événements de 13 (présentés avec <text:span text:style-name="T1">wyyqtl </text:span>formes):</text:p>
      <text:p text:style-name="P69"><text:span text:style-name="T14">(21.12) </text:span><text:span text:style-name="T15">qar'û </text:span><text:span text:style-name="T36">c </text:span><text:span text:style-name="T15">ôm w </text:span><text:span text:style-name="T14">a </text:span><text:span text:style-name="T15">hošîbû 'et-nabôt b </text:span><text:span text:style-name="T14">a </text:span><text:span text:style-name="T15">ro'š ha'am</text:span><text:span text:style-name="T72"> </text:span><text:s text:c="69"/></text:p>
      <text:p text:style-name="P127">ils ont appelé vite et ils se sont assis <text:span text:style-name="T51">DO </text:span>-Naboth à la tête du <text:span text:style-name="T49">peuple </text:span>(13a) <text:span text:style-name="T1">wayyabo'û š </text:span>a <text:span text:style-name="T1">nê ha'anašîm b </text:span>a <text:span text:style-name="T1">nê-b </text:span>a <text:span text:style-name="T1">liyya'al</text:span><text:span text:style-name="T70"> </text:span><text:s text:c="83"/></text:p>
      <text:p text:style-name="P80"><text:span text:style-name="T14">Et est venu deux les hommes gendres de dévalorisation</text:span><text:span text:style-name="T59"> </text:span><text:s text:c="41"/></text:p>
      <text:p text:style-name="P117">«Ils ont proclamé ( <text:span text:style-name="T1">qtl </text:span>) un Naboth rapide et assis ( <text:span text:style-name="T1">wqtl </text:span>) à une place importante parmi le peuple. Puis les deux scélérats sont venus ( <text:span text:style-name="T1">wyyqtl </text:span>) ... '</text:p>
      <text:p text:style-name="P46">Longacre (1994) note que les formes de chaîne <text:span text:style-name="T1">wqtl </text:span>sont également utilisées pour présenter l' événement <text:span text:style-name="T7">final </text:span>d' un épisode. Considérez 1 Ki 20.21c, par exemple, qui « est le dénouement d' une histoire que les êtres à 20.1 » (p. 72):</text:p>
      <text:p text:style-name="P70"><text:span text:style-name="T45">(20.21a) </text:span><text:span text:style-name="T15">wayye </text:span><text:span text:style-name="T36">c </text:span><text:span text:style-name="T15">e ' melek yisra'el // </text:span><text:span text:style-name="T14">(21b) </text:span><text:span text:style-name="T15">wayyak ' et-hassûs w </text:span><text:span text:style-name="T14">a </text:span><text:span text:style-name="T15">'et-harakeb</text:span> <text:s text:c="40"/></text:p>
      <text:p text:style-name="P128">Et est allé sur le roi d' Israël // et a frappé <text:span text:style-name="T51">DO </text:span>Poulains &amp; <text:span text:style-name="T51">DO </text:span>s (21c) <text:span text:style-name="T1">avec </text:span>un <text:span text:style-name="T1">hikkâ ba'aram Makka g </text:span>un <text:span text:style-name="T1">Dola</text:span><text:span text:style-name="T59"> </text:span><text:s text:c="139"/></text:p>
      <text:p text:style-name="P81"><text:soft-page-break/><text:span text:style-name="T14">et a frappé à Aram avec un grand abattage</text:span><text:span text:style-name="T73"> </text:span><text:s text:c="13"/></text:p>
      <text:p text:style-name="P117">«Le roi d' Israël a avancé ( <text:span text:style-name="T1">wyyqtl </text:span>) et maîtrisé ( <text:span text:style-name="T1">wyyqtl </text:span>) les chevaux et les chars et infligé ( <text:span text:style-name="T1">wqtl </text:span>) de lourdes pertes aux Araméens.</text:p>
      <text:p text:style-name="P8"><draw:frame draw:style-name="fr1" draw:name="Image9" text:anchor-type="as-char" svg:width="2.5138in" svg:height="0.0161in" draw:z-index="8"><draw:image xlink:href="https://translate.googleusercontent.com/image_0.png" xlink:type="simple" xlink:show="embed" xlink:actuate="onLoad"/></draw:frame></text:p>
      <text:p text:style-name="P71"><text:span text:style-name="T50">5 </text:span><text:span text:style-name="T51">Voir également Gen 15.18a, 38.25 et 44.4c (discuté par Bailey &amp; Levinsohn [1992: 202]).</text:span></text:p>
      <text:p text:style-name="Text_20_body"/>
      <text:p text:style-name="P24"><draw:frame draw:style-name="fr2" draw:name="Image10" text:anchor-type="char" svg:width="3.9862in" svg:height="0.222in" draw:z-index="9"><draw:image xlink:href="https://translate.googleusercontent.com/image_7.png" xlink:type="simple" xlink:show="embed" xlink:actuate="onLoad"/></draw:frame>Je suggère que l' imperfectif est pas utilisé dans la dernière clause de l' épisode de suggérer que le roi d' Israël a continué à infliger de lourdes pertes sur les Araméens. Au contraire, il indique que l' épisode fait partie d' une plus grande histoire, avec cet événement réglage de la scène pour le prochain épisode (vv. 22 et <text:span text:style-name="T1">suivants </text:span>décrivent les efforts du roi d'Aram pour récupérer ses pertes). <text:span text:style-name="T28">6</text:span></text:p>
      <text:p text:style-name="P49">Je tourne maintenant à la <text:span text:style-name="T7">procédure des </text:span>textes. La différence entre <text:span text:style-name="T1">wqtl </text:span>chaîne formes et <text:span text:style-name="T1">(w) </text:span>X <text:span text:style-name="T1">yqtl </text:span>formes est la même que celle entre <text:span text:style-name="T1">wyyqtl </text:span>et <text:span text:style-name="T1">(w) </text:span>X <text:span text:style-name="T1">QTL </text:span>formes de narration. Les <text:span text:style-name="T1">(w) </text:span>X <text:span text:style-name="T1">yqtl </text:span>formes sont utilisées dans des procédures à des points de discontinuité, comme quand il est un commutateur d' attention d' un participant ou d'une situation à une autre. Aucune telle discontinuité est signalée par <text:span text:style-name="T1">wqtl </text:span>chaîne formes.</text:p>
      <text:p text:style-name="P129">C'est vu dans la Description de Lev 4 de la rituel pour une offrande pour un péché commis dans l' ignorance. Les versets 6-7a utilisent des formes de chaîne <text:span text:style-name="T1">wqtl </text:span>pour définir les étapes impliquant une partie du sang (Longacre 1994: 52-53). Cependant, lorsque l'attention se tourne vers le reste du sang (7b), une forme <text:span text:style-name="T1">w </text:span>X <text:span text:style-name="T1">yqtl </text:span>est utilisée, en raison de la discontinuité du sujet:</text:p>
      <text:p text:style-name="P64"><text:span text:style-name="T14">(4.7a) </text:span><text:span text:style-name="T15">w </text:span><text:span text:style-name="T14">a </text:span><text:span text:style-name="T15">natan hakkohen min-haddam 'al-qarnôt mizba </text:span><text:span text:style-name="T36">Z </text:span><text:span text:style-name="T15">q </text:span><text:span text:style-name="T14">a </text:span><text:span text:style-name="T36">I </text:span><text:span text:style-name="T15">oret ...</text:span></text:p>
      <text:p text:style-name="P130"><text:span text:style-name="T14">Et doit mettre le curé de-la sang sur les cornes de l' autel de l' encens (7b) </text:span><text:span text:style-name="T15">w </text:span><text:span text:style-name="T14">a </text:span><text:span text:style-name="T15">'et kol-barrage happar yišpok ' el-y </text:span><text:span text:style-name="T14">une </text:span><text:span text:style-name="T15">SOD mizba </text:span><text:span text:style-name="T30">Z </text:span><text:span text:style-name="T15">...</text:span><text:span text:style-name="T59"> </text:span><text:s text:c="125"/></text:p>
      <text:p text:style-name="P82"><text:span text:style-name="T14">&amp; </text:span><text:span text:style-name="T51">FAITES </text:span><text:span text:style-name="T14">tout le sang du taureau qu'il déversera à la base de l'autel</text:span></text:p>
      <text:p text:style-name="P116">« Le prêtre doit alors mettre ( <text:span text:style-name="T1">wqtl </text:span>) quelques - uns de la sang sur les cornes de l' autel de ... l' encens ... Le reste de la de taureau du sang , il doit verser à ( <text:span text:style-name="T1">yqtl </text:span>) à la base de de l'autel ... »</text:p>
      <text:p text:style-name="P42">Enfin, un <text:span text:style-name="T1">wyyqtl </text:span>forme peut être utilisée vers la fin d' une procédure pour décrire l' étape qui <text:span text:style-name="T7">conduit à l' apogée </text:span>de la procédure. Ceci est illustré dans 1 Sam 17.35. Comme indiqué dans la section 2, David est décrit une série d' événements qui ont été faites plus et plus encore dans le passé. Ils sont présentés avec des formes de chaîne <text:span text:style-name="T1">wqtl </text:span>. Cependant, l' acte accompli par l' animal sauvage qui mène à l' événement climatique accompli par David utilise une forme <text:span text:style-name="T1">wyyqtl </text:span>: <text:span text:style-name="T28">7</text:span></text:p>
      <text:p text:style-name="P72"><text:span text:style-name="T14">(17.35) <text:s/></text:span><text:span text:style-name="T15">w </text:span><text:span text:style-name="T14">a </text:span><text:span text:style-name="T15">ya </text:span><text:span text:style-name="T36">c </text:span><text:span text:style-name="T15">a'tî 'a </text:span><text:span text:style-name="T36">Z </text:span><text:span text:style-name="T15">arayw // w </text:span><text:span text:style-name="T14">a </text:span><text:span text:style-name="T15">hikkitîw <text:s text:c="6"/>// w </text:span><text:span text:style-name="T14">a </text:span><text:span text:style-name="T15">hi </text:span><text:span text:style-name="T36">cc </text:span><text:span text:style-name="T15">altî mippîw //</text:span><text:span text:style-name="T74"> </text:span><text:s text:c="13"/></text:p>
      <text:p text:style-name="P84"><text:span text:style-name="T14">&amp; Je suis sorti après lui // &amp; je l'ai frappé // &amp; j'ai délivré de sa bouche //</text:span><text:span text:style-name="T71"> </text:span><text:s text:c="13"/></text:p>
      <text:p text:style-name="P107"><text:span text:style-name="T15">wayyaqom 'alay // w </text:span><text:span text:style-name="T14">a </text:span><text:span text:style-name="T15">he </text:span><text:span text:style-name="T36">Z </text:span><text:span text:style-name="T15">ezaqtî bizqanô </text:span><text:span text:style-name="T14">// </text:span><text:span text:style-name="T15">w </text:span><text:span text:style-name="T14">a </text:span><text:span text:style-name="T15">hikkitîw // wahamîtîw</text:span> <text:s text:c="54"/></text:p>
      <text:p text:style-name="P131">Et il se leva contre moi // et je saisis par sa barbe // et je frappé lui // et je tué lui <text:span text:style-name="T45">j'irais ( </text:span><text:span text:style-name="T46">wqtl </text:span><text:span text:style-name="T45">) après, la grève ( </text:span><text:span text:style-name="T46">wqtl </text:span><text:span text:style-name="T45">) et sauvetage ( </text:span><text:span text:style-name="T46">wqtl </text:span><text:span text:style-name="T45">) les brebis de sa bouche . Quand il est apparu ( </text:span><text:span text:style-name="T46">wyyqtl </text:span><text:span text:style-name="T45">) sur moi, je me saisir ( </text:span><text:span text:style-name="T46">wqtl </text:span><text:span text:style-name="T45">) elle par ses cheveux, la grève ( </text:span><text:span text:style-name="T46">wqtl </text:span><text:span text:style-name="T45">) il et tuer ( </text:span><text:span text:style-name="T46">wqtl </text:span><text:span text:style-name="T45">) il.</text:span><text:span text:style-name="T59"> </text:span><text:s text:c="27"/></text:p>
      <text:p text:style-name="P15"><text:soft-page-break/>Voir aussi 1 Sam 2.16 (cité par Longacre 1994: 62). Il est la manifestation par l'homme qui a apporté l'offrande (v. 16a), qui est introduit avec une <text:span text:style-name="T1">wyyqtl </text:span>forme, qui conduit à la culminante cornue par le serviteur du prêtre (v. 16b en utilisant une <text:span text:style-name="T1">wqtl </text:span>chaîne formulaire).</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8"><draw:frame draw:style-name="fr1" draw:name="Image11" text:anchor-type="as-char" svg:width="2.5138in" svg:height="0.0161in" draw:z-index="10"><draw:image xlink:href="https://translate.googleusercontent.com/image_0.png" xlink:type="simple" xlink:show="embed" xlink:actuate="onLoad"/></draw:frame></text:p>
      <text:p text:style-name="P132"><text:span text:style-name="T50">6 </text:span>Cet emploi d'un imperfectif pour pointer vers l'avant peut être comparé à l'utilisation du présent historique en grec pour présenter l'événement final d'un épisode lorsque l'événement pointe vers un épisode ultérieur (Levinsohn 2000: 206, 245). Voir également l'observation de Longacre selon laquelle la forme en chaîne <text:span text:style-name="T1">wqtl </text:span>de la <text:span text:style-name="T1">manière dont </text:span>«c'est arrivé» est utilisée pour signaler un événement climatique (1994: 84, 95).</text:p>
      <text:p text:style-name="P47"><text:span text:style-name="T50">7 </text:span>Cross-linguistiquement, il est courant pour l'événement qui précède immédiatement le point culminant à backgrounded en quelque sorte; voir Levinsohn 1991: 150 sur ce phénomène à Inga (Quechuan).</text:p>
      <text:p text:style-name="Text_20_body"/>
      <text:p text:style-name="P52"><draw:frame draw:style-name="fr2" draw:name="Image12" text:anchor-type="char" svg:width="3.9862in" svg:height="0.222in" draw:z-index="11"><draw:image xlink:href="https://translate.googleusercontent.com/image_8.png" xlink:type="simple" xlink:show="embed" xlink:actuate="onLoad"/></draw:frame>Références</text:p>
      <text:p text:style-name="P133">Bailey, Nicholas A. et Stephen H. Levinsohn. 1992. La fonction des éléments préverbaux dans les clauses indépendantes du récit hébreu de la Genèse. <text:span text:style-name="T1">Journal of Translation and Textlinguistics </text:span>5 (3): 179-207.</text:p>
      <text:p text:style-name="P73"><text:span text:style-name="T51">Bowling, Andrew C. 1997. Un autre bref aperçu du verbe hébreu. </text:span><text:span text:style-name="T52">Journal of Translation and Textlinguistics</text:span></text:p>
      <text:p text:style-name="P103">9: 48-69.</text:p>
      <text:p text:style-name="P134">Dooley, Robert A. et Stephen H. Levinsohn. 2001. <text:span text:style-name="T1">Analyse du discours: un manuel des concepts de base </text:span>. Dallas: SIL International.</text:p>
      <text:p text:style-name="P139">Driver, SR 1892. <text:span text:style-name="T1">Traité sur l'utilisation des temps en hébreu </text:span>. 3 <text:span text:style-name="T50">ème </text:span>édition. Oxford: Clarendon Press. Fanning, Buist M. 1990. <text:span text:style-name="T1">Aspect verbal dans le grec du Nouveau Testament </text:span>. Oxford: Clarendon Press.</text:p>
      <text:p text:style-name="P135">Foley, WA et RD Van Valin. 1984. <text:span text:style-name="T1">Syntaxe fonctionnelle et grammaire universelle </text:span>. Cambridge: Cambridge University Press.</text:p>
      <text:p text:style-name="P136">Heimerdinger, Jean-Marc, 1999. <text:span text:style-name="T1">Sujet, concentration et premier plan dans les récits hébraïques anciens </text:span>. Journal pour l'étude de l'Ancien Testament: supplément série 295. Sheffield, Angleterre: Sheffield Academic Press Ltd.</text:p>
      <text:p text:style-name="P137">Levinsohn, Stephen H. 1991. Variations des marqueurs d'aspect tendu parmi les dialectes Inga (Quechuan), In <text:span text:style-name="T1">Language Change in South American Indian Languages </text:span>, éd. par Mary Ritchie Key, 145-65. Philadelphie: University of Pennsylvania Press.</text:p>
      <text:p text:style-name="P138">———<text:span text:style-name="T11">. 2000. </text:span><text:span text:style-name="T12">Discours Features of New Testament Greek: A Coursebook on the Information Structure of New Testament Greek. </text:span><text:span text:style-name="T11">2 </text:span><text:span text:style-name="T13">e </text:span><text:span text:style-name="T11">édition. Dallas: SIL International.</text:span></text:p>
      <text:p text:style-name="P140"><text:span text:style-name="T42">———</text:span><text:span text:style-name="T40">. 2009. </text:span><text:span text:style-name="T41">Matériel d'auto-instruction sur l'analyse du discours narratif </text:span><text:span text:style-name="T40">. En ligne à </text:span><text:a xlink:type="simple" xlink:href="https://translate.google.com/translate?hl=en&amp;prev=_t&amp;sl=en&amp;tl=fr&amp;u=http://www.sil.org/~levinsohns" text:style-name="Internet_20_link" text:visited-style-name="Visited_20_Internet_20_Link">http://www.sil.org/~levinsohns. </text:a><text:span text:style-name="T40">Longacre, Robert E. 1989. </text:span><text:span text:style-name="T41">Joseph: A Story of Divine Providence: A Text Theoretical and Textlinguistic Analysis of</text:span></text:p>
      <text:p text:style-name="P104"><text:span text:style-name="T52">Genèse 37 et 39-48 </text:span><text:span text:style-name="T51">. Lac Winona: Eisenbrauns.</text:span></text:p>
      <text:p text:style-name="P74">———<text:span text:style-name="T11">. 1994. </text:span><text:span text:style-name="T12">Formes Weqatal </text:span><text:span text:style-name="T11">dans la prose biblique hébraïque. Dans </text:span><text:span text:style-name="T12">Biblical Hebrew and Discourse Linguistics </text:span><text:span text:style-name="T11">, éd. par Robert</text:span></text:p>
      <text:p text:style-name="P105">D. Bergen, 50-98. Dallas: Summer Institute of Linguistics.</text:p>
      <text:p text:style-name="P75"><text:span text:style-name="T51">Porter, Stanley E. 1992. </text:span><text:span text:style-name="T52">Idiomes du Nouveau Testament grec </text:span><text:span text:style-name="T51">. Sheffield: JSOT Press.</text:span></text:p>
      <text:p text:style-name="P134">Waltke, Bruce K. et M. O'Connor. 1990. <text:span text:style-name="T1">Une introduction à la syntaxe hébraïque biblique </text:span>. Lac Winona, Indiana: Eisenbrauns.</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Aspect, Backgrounding and Highlighting in Biblical Hebrew</dc:title>
    <dc:description/>
    <dc:subject/>
    <meta:keyword/>
    <meta:initial-creator/>
    <dc:creator>Žāle Mottahedin</dc:creator>
    <meta:creation-date>2020-05-21T19:04:52Z</meta:creation-date>
    <dc:date>2020-05-21T21:09:41.019499308</dc:date>
    <meta:editing-duration>PT1M11S</meta:editing-duration>
    <meta:editing-cycles>1</meta:editing-cycles>
    <meta:document-statistic meta:table-count="2" meta:image-count="12" meta:object-count="0" meta:page-count="11" meta:paragraph-count="212" meta:word-count="5073" meta:character-count="30245" meta:non-whitespace-character-count="22703"/>
  </office:meta>
</office:document-meta>
</file>